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Arial3" svg:font-family="Arial"/>
    <style:font-face style:name="Open Sans" svg:font-family="'Open Sans'"/>
    <style:font-face style:name="arial" svg:font-family="arial, sans-serif"/>
    <style:font-face style:name="sans-serif" svg:font-family="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4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2" style:family="table">
      <style:table-properties style:width="16cm" table:align="margins" style:writing-mode="lr-tb"/>
    </style:style>
    <style:style style:name="Tabela2.A" style:family="table-column">
      <style:table-column-properties style:column-width="2.309cm" style:rel-column-width="9457*"/>
    </style:style>
    <style:style style:name="Tabela2.B" style:family="table-column">
      <style:table-column-properties style:column-width="13.691cm" style:rel-column-width="5607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5.663cm" fo:margin-left="-0.199cm" fo:margin-top="0cm" fo:margin-bottom="0cm" table:align="left" style:writing-mode="lr-tb"/>
    </style:style>
    <style:style style:name="Tabela4.A" style:family="table-column">
      <style:table-column-properties style:column-width="3.436cm"/>
    </style:style>
    <style:style style:name="Tabela4.B" style:family="table-column">
      <style:table-column-properties style:column-width="2.171cm"/>
    </style:style>
    <style:style style:name="Tabela4.C" style:family="table-column">
      <style:table-column-properties style:column-width="2.648cm"/>
    </style:style>
    <style:style style:name="Tabela4.D" style:family="table-column">
      <style:table-column-properties style:column-width="7.408cm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#ffff00" fo:padding-left="0.199cm" fo:padding-right="0.191cm" fo:padding-top="0cm" fo:padding-bottom="0cm" fo:border="0.5pt solid #00000a">
        <style:background-image/>
      </style:table-cell-properties>
    </style:style>
    <style:style style:name="Tabela4.A3" style:family="table-cell">
      <style:table-cell-properties fo:padding-left="0.199cm" fo:padding-right="0.191cm" fo:padding-top="0cm" fo:padding-bottom="0cm" fo:border="0.5pt solid #00000a"/>
    </style:style>
    <style:style style:name="Tabela4.B3" style:family="table-cell">
      <style:table-cell-properties fo:padding-left="0.199cm" fo:padding-right="0.191cm" fo:padding-top="0cm" fo:padding-bottom="0cm" fo:border="0.5pt solid #00000a"/>
    </style:style>
    <style:style style:name="Tabela4.C3" style:family="table-cell">
      <style:table-cell-properties fo:padding-left="0.199cm" fo:padding-right="0.191cm" fo:padding-top="0cm" fo:padding-bottom="0cm" fo:border="0.5pt solid #00000a"/>
    </style:style>
    <style:style style:name="Tabela4.D3" style:family="table-cell">
      <style:table-cell-properties fo:padding-left="0.199cm" fo:padding-right="0.191cm" fo:padding-top="0cm" fo:padding-bottom="0cm" fo:border="0.5pt solid #00000a"/>
    </style:style>
    <style:style style:name="Tabela4.A4" style:family="table-cell">
      <style:table-cell-properties fo:padding-left="0.199cm" fo:padding-right="0.191cm" fo:padding-top="0cm" fo:padding-bottom="0cm" fo:border="0.5pt solid #00000a"/>
    </style:style>
    <style:style style:name="Tabela4.B4" style:family="table-cell">
      <style:table-cell-properties fo:padding-left="0.199cm" fo:padding-right="0.191cm" fo:padding-top="0cm" fo:padding-bottom="0cm" fo:border="0.5pt solid #00000a"/>
    </style:style>
    <style:style style:name="Tabela4.C4" style:family="table-cell">
      <style:table-cell-properties fo:padding-left="0.199cm" fo:padding-right="0.191cm" fo:padding-top="0cm" fo:padding-bottom="0cm" fo:border="0.5pt solid #00000a"/>
    </style:style>
    <style:style style:name="Tabela4.D4" style:family="table-cell">
      <style:table-cell-properties fo:padding-left="0.199cm" fo:padding-right="0.191cm" fo:padding-top="0cm" fo:padding-bottom="0cm" fo:border="0.5pt solid #00000a"/>
    </style:style>
    <style:style style:name="Tabela4.A5" style:family="table-cell">
      <style:table-cell-properties fo:padding-left="0.199cm" fo:padding-right="0.191cm" fo:padding-top="0cm" fo:padding-bottom="0cm" fo:border="0.5pt solid #00000a"/>
    </style:style>
    <style:style style:name="Tabela4.B5" style:family="table-cell">
      <style:table-cell-properties fo:padding-left="0.199cm" fo:padding-right="0.191cm" fo:padding-top="0cm" fo:padding-bottom="0cm" fo:border="0.5pt solid #00000a"/>
    </style:style>
    <style:style style:name="Tabela4.C5" style:family="table-cell">
      <style:table-cell-properties fo:padding-left="0.199cm" fo:padding-right="0.191cm" fo:padding-top="0cm" fo:padding-bottom="0cm" fo:border="0.5pt solid #00000a"/>
    </style:style>
    <style:style style:name="Tabela4.D5" style:family="table-cell">
      <style:table-cell-properties fo:padding-left="0.199cm" fo:padding-right="0.191cm" fo:padding-top="0cm" fo:padding-bottom="0cm" fo:border="0.5pt solid #00000a"/>
    </style:style>
    <style:style style:name="Tabela4.A6" style:family="table-cell">
      <style:table-cell-properties fo:padding-left="0.199cm" fo:padding-right="0.191cm" fo:padding-top="0cm" fo:padding-bottom="0cm" fo:border="0.5pt solid #00000a"/>
    </style:style>
    <style:style style:name="Tabela4.B6" style:family="table-cell">
      <style:table-cell-properties fo:padding-left="0.199cm" fo:padding-right="0.191cm" fo:padding-top="0cm" fo:padding-bottom="0cm" fo:border="0.5pt solid #00000a"/>
    </style:style>
    <style:style style:name="Tabela4.C6" style:family="table-cell">
      <style:table-cell-properties fo:padding-left="0.199cm" fo:padding-right="0.191cm" fo:padding-top="0cm" fo:padding-bottom="0cm" fo:border="0.5pt solid #00000a"/>
    </style:style>
    <style:style style:name="Tabela4.D6" style:family="table-cell">
      <style:table-cell-properties fo:padding-left="0.199cm" fo:padding-right="0.191cm" fo:padding-top="0cm" fo:padding-bottom="0cm" fo:border="0.5pt solid #00000a"/>
    </style:style>
    <style:style style:name="Tabela4.A7" style:family="table-cell">
      <style:table-cell-properties fo:padding-left="0.199cm" fo:padding-right="0.191cm" fo:padding-top="0cm" fo:padding-bottom="0cm" fo:border="0.5pt solid #00000a"/>
    </style:style>
    <style:style style:name="Tabela4.B7" style:family="table-cell">
      <style:table-cell-properties fo:padding-left="0.199cm" fo:padding-right="0.191cm" fo:padding-top="0cm" fo:padding-bottom="0cm" fo:border="0.5pt solid #00000a"/>
    </style:style>
    <style:style style:name="Tabela4.C7" style:family="table-cell">
      <style:table-cell-properties fo:padding-left="0.199cm" fo:padding-right="0.191cm" fo:padding-top="0cm" fo:padding-bottom="0cm" fo:border="0.5pt solid #00000a"/>
    </style:style>
    <style:style style:name="Tabela4.D7" style:family="table-cell">
      <style:table-cell-properties fo:padding-left="0.199cm" fo:padding-right="0.191cm" fo:padding-top="0cm" fo:padding-bottom="0cm" fo:border="0.5pt solid #00000a"/>
    </style:style>
    <style:style style:name="Tabela4.A9" style:family="table-cell">
      <style:table-cell-properties fo:padding-left="0.199cm" fo:padding-right="0.191cm" fo:padding-top="0cm" fo:padding-bottom="0cm" fo:border="0.5pt solid #00000a"/>
    </style:style>
    <style:style style:name="Tabela4.B9" style:family="table-cell">
      <style:table-cell-properties fo:padding-left="0.199cm" fo:padding-right="0.191cm" fo:padding-top="0cm" fo:padding-bottom="0cm" fo:border="0.5pt solid #00000a"/>
    </style:style>
    <style:style style:name="Tabela4.C9" style:family="table-cell">
      <style:table-cell-properties fo:padding-left="0.199cm" fo:padding-right="0.191cm" fo:padding-top="0cm" fo:padding-bottom="0cm" fo:border="0.5pt solid #00000a"/>
    </style:style>
    <style:style style:name="Tabela4.D9" style:family="table-cell">
      <style:table-cell-properties fo:padding-left="0.199cm" fo:padding-right="0.191cm" fo:padding-top="0cm" fo:padding-bottom="0cm" fo:border="0.5pt solid #00000a"/>
    </style:style>
    <style:style style:name="Tabela4.A10" style:family="table-cell">
      <style:table-cell-properties fo:padding-left="0.199cm" fo:padding-right="0.191cm" fo:padding-top="0cm" fo:padding-bottom="0cm" fo:border="0.5pt solid #00000a"/>
    </style:style>
    <style:style style:name="Tabela4.B10" style:family="table-cell">
      <style:table-cell-properties fo:padding-left="0.199cm" fo:padding-right="0.191cm" fo:padding-top="0cm" fo:padding-bottom="0cm" fo:border="0.5pt solid #00000a"/>
    </style:style>
    <style:style style:name="Tabela4.C10" style:family="table-cell">
      <style:table-cell-properties fo:padding-left="0.199cm" fo:padding-right="0.191cm" fo:padding-top="0cm" fo:padding-bottom="0cm" fo:border="0.5pt solid #00000a"/>
    </style:style>
    <style:style style:name="Tabela4.D10" style:family="table-cell">
      <style:table-cell-properties fo:padding-left="0.199cm" fo:padding-right="0.191cm" fo:padding-top="0cm" fo:padding-bottom="0cm" fo:border="0.5pt solid #00000a"/>
    </style:style>
    <style:style style:name="Tabela4.A11" style:family="table-cell">
      <style:table-cell-properties fo:padding-left="0.199cm" fo:padding-right="0.191cm" fo:padding-top="0cm" fo:padding-bottom="0cm" fo:border="0.5pt solid #00000a"/>
    </style:style>
    <style:style style:name="Tabela4.B11" style:family="table-cell">
      <style:table-cell-properties fo:padding-left="0.199cm" fo:padding-right="0.191cm" fo:padding-top="0cm" fo:padding-bottom="0cm" fo:border="0.5pt solid #00000a"/>
    </style:style>
    <style:style style:name="Tabela4.C11" style:family="table-cell">
      <style:table-cell-properties fo:padding-left="0.199cm" fo:padding-right="0.191cm" fo:padding-top="0cm" fo:padding-bottom="0cm" fo:border="0.5pt solid #00000a"/>
    </style:style>
    <style:style style:name="Tabela4.D11" style:family="table-cell">
      <style:table-cell-properties fo:padding-left="0.199cm" fo:padding-right="0.191cm" fo:padding-top="0cm" fo:padding-bottom="0cm" fo:border="0.5pt solid #00000a"/>
    </style:style>
    <style:style style:name="Tabela4.A13" style:family="table-cell">
      <style:table-cell-properties fo:padding-left="0.199cm" fo:padding-right="0.191cm" fo:padding-top="0cm" fo:padding-bottom="0cm" fo:border="0.5pt solid #00000a"/>
    </style:style>
    <style:style style:name="Tabela4.B13" style:family="table-cell">
      <style:table-cell-properties fo:padding-left="0.199cm" fo:padding-right="0.191cm" fo:padding-top="0cm" fo:padding-bottom="0cm" fo:border="0.5pt solid #00000a"/>
    </style:style>
    <style:style style:name="Tabela4.C13" style:family="table-cell">
      <style:table-cell-properties fo:padding-left="0.199cm" fo:padding-right="0.191cm" fo:padding-top="0cm" fo:padding-bottom="0cm" fo:border="0.5pt solid #00000a"/>
    </style:style>
    <style:style style:name="Tabela4.D13" style:family="table-cell">
      <style:table-cell-properties fo:padding-left="0.199cm" fo:padding-right="0.191cm" fo:padding-top="0cm" fo:padding-bottom="0cm" fo:border="0.5pt solid #00000a"/>
    </style:style>
    <style:style style:name="Tabela4.A14" style:family="table-cell">
      <style:table-cell-properties fo:padding-left="0.199cm" fo:padding-right="0.191cm" fo:padding-top="0cm" fo:padding-bottom="0cm" fo:border="0.5pt solid #00000a"/>
    </style:style>
    <style:style style:name="Tabela4.B14" style:family="table-cell">
      <style:table-cell-properties fo:padding-left="0.199cm" fo:padding-right="0.191cm" fo:padding-top="0cm" fo:padding-bottom="0cm" fo:border="0.5pt solid #00000a"/>
    </style:style>
    <style:style style:name="Tabela4.C14" style:family="table-cell">
      <style:table-cell-properties fo:padding-left="0.199cm" fo:padding-right="0.191cm" fo:padding-top="0cm" fo:padding-bottom="0cm" fo:border="0.5pt solid #00000a"/>
    </style:style>
    <style:style style:name="Tabela4.D14" style:family="table-cell">
      <style:table-cell-properties fo:padding-left="0.199cm" fo:padding-right="0.191cm" fo:padding-top="0cm" fo:padding-bottom="0cm" fo:border="0.5pt solid #00000a"/>
    </style:style>
    <style:style style:name="Tabela4.A15" style:family="table-cell">
      <style:table-cell-properties fo:padding-left="0.199cm" fo:padding-right="0.191cm" fo:padding-top="0cm" fo:padding-bottom="0cm" fo:border="0.5pt solid #00000a"/>
    </style:style>
    <style:style style:name="Tabela4.B15" style:family="table-cell">
      <style:table-cell-properties fo:padding-left="0.199cm" fo:padding-right="0.191cm" fo:padding-top="0cm" fo:padding-bottom="0cm" fo:border="0.5pt solid #00000a"/>
    </style:style>
    <style:style style:name="Tabela4.C15" style:family="table-cell">
      <style:table-cell-properties fo:padding-left="0.199cm" fo:padding-right="0.191cm" fo:padding-top="0cm" fo:padding-bottom="0cm" fo:border="0.5pt solid #00000a"/>
    </style:style>
    <style:style style:name="Tabela4.D15" style:family="table-cell">
      <style:table-cell-properties fo:padding-left="0.199cm" fo:padding-right="0.191cm" fo:padding-top="0cm" fo:padding-bottom="0cm" fo:border="0.5pt solid #00000a"/>
    </style:style>
    <style:style style:name="Tabela4.A16" style:family="table-cell">
      <style:table-cell-properties fo:padding-left="0.199cm" fo:padding-right="0.191cm" fo:padding-top="0cm" fo:padding-bottom="0cm" fo:border="0.5pt solid #00000a"/>
    </style:style>
    <style:style style:name="Tabela4.B16" style:family="table-cell">
      <style:table-cell-properties fo:padding-left="0.199cm" fo:padding-right="0.191cm" fo:padding-top="0cm" fo:padding-bottom="0cm" fo:border="0.5pt solid #00000a"/>
    </style:style>
    <style:style style:name="Tabela4.C16" style:family="table-cell">
      <style:table-cell-properties fo:padding-left="0.199cm" fo:padding-right="0.191cm" fo:padding-top="0cm" fo:padding-bottom="0cm" fo:border="0.5pt solid #00000a"/>
    </style:style>
    <style:style style:name="Tabela4.D16" style:family="table-cell">
      <style:table-cell-properties fo:padding-left="0.199cm" fo:padding-right="0.191cm" fo:padding-top="0cm" fo:padding-bottom="0cm" fo:border="0.5pt solid #00000a"/>
    </style:style>
    <style:style style:name="Tabela4.A17" style:family="table-cell">
      <style:table-cell-properties fo:padding-left="0.199cm" fo:padding-right="0.191cm" fo:padding-top="0cm" fo:padding-bottom="0cm" fo:border="0.5pt solid #00000a"/>
    </style:style>
    <style:style style:name="Tabela4.B17" style:family="table-cell">
      <style:table-cell-properties fo:padding-left="0.199cm" fo:padding-right="0.191cm" fo:padding-top="0cm" fo:padding-bottom="0cm" fo:border="0.5pt solid #00000a"/>
    </style:style>
    <style:style style:name="Tabela4.C17" style:family="table-cell">
      <style:table-cell-properties fo:padding-left="0.199cm" fo:padding-right="0.191cm" fo:padding-top="0cm" fo:padding-bottom="0cm" fo:border="0.5pt solid #00000a"/>
    </style:style>
    <style:style style:name="Tabela4.D17" style:family="table-cell">
      <style:table-cell-properties fo:padding-left="0.199cm" fo:padding-right="0.191cm" fo:padding-top="0cm" fo:padding-bottom="0cm" fo:border="0.5pt solid #00000a"/>
    </style:style>
    <style:style style:name="Tabela1" style:family="table">
      <style:table-properties style:width="16cm" table:align="left" style:writing-mode="lr-tb"/>
    </style:style>
    <style:style style:name="Tabela1.A" style:family="table-column">
      <style:table-column-properties style:column-width="1.937cm"/>
    </style:style>
    <style:style style:name="Tabela1.B" style:family="table-column">
      <style:table-column-properties style:column-width="1.307cm"/>
    </style:style>
    <style:style style:name="Tabela1.C" style:family="table-column">
      <style:table-column-properties style:column-width="1.235cm"/>
    </style:style>
    <style:style style:name="Tabela1.D" style:family="table-column">
      <style:table-column-properties style:column-width="1.259cm"/>
    </style:style>
    <style:style style:name="Tabela1.E" style:family="table-column">
      <style:table-column-properties style:column-width="1.298cm"/>
    </style:style>
    <style:style style:name="Tabela1.F" style:family="table-column">
      <style:table-column-properties style:column-width="1.277cm"/>
    </style:style>
    <style:style style:name="Tabela1.G" style:family="table-column">
      <style:table-column-properties style:column-width="1.266cm"/>
    </style:style>
    <style:style style:name="Tabela1.I" style:family="table-column">
      <style:table-column-properties style:column-width="1.27cm"/>
    </style:style>
    <style:style style:name="Tabela1.K" style:family="table-column">
      <style:table-column-properties style:column-width="1.249cm"/>
    </style:style>
    <style:style style:name="Tabela1.L" style:family="table-column">
      <style:table-column-properties style:column-width="1.369cm"/>
    </style:style>
    <style:style style:name="Tabela1.A1" style:family="table-cell">
      <style:table-cell-properties style:vertical-align="middle" fo:padding="0.176cm" fo:border="1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officeooo:rsid="00138d0e" officeooo:paragraph-rsid="00138d0e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officeooo:rsid="00138d0e" officeooo:paragraph-rsid="0014844e" style:font-size-asian="10.5pt" style:font-weight-asian="bold" style:font-size-complex="12pt" style:font-weight-complex="bold"/>
    </style:style>
    <style:style style:name="P6" style:family="paragraph" style:parent-style-name="Standard">
      <style:text-properties officeooo:paragraph-rsid="00154c5f"/>
    </style:style>
    <style:style style:name="P7" style:family="paragraph" style:parent-style-name="Standard">
      <style:paragraph-properties fo:text-align="center" style:justify-single-word="false"/>
      <style:text-properties style:font-name="Arial" fo:font-size="14pt" fo:font-weight="bold" officeooo:rsid="0013476e" officeooo:paragraph-rsid="0013476e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4pt" fo:font-weight="bold" officeooo:rsid="00321940" officeooo:paragraph-rsid="00321940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fo:font-weight="bold" officeooo:rsid="0013476e" officeooo:paragraph-rsid="0013476e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2pt" fo:font-weight="bold" officeooo:rsid="00321940" officeooo:paragraph-rsid="00321940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Arial" fo:font-size="12pt" style:font-size-asian="12pt" style:font-size-complex="12pt"/>
    </style:style>
    <style:style style:name="P12" style:family="paragraph" style:parent-style-name="Standard">
      <style:text-properties style:font-name="Arial" fo:font-size="12pt" officeooo:rsid="00154c5f" officeooo:paragraph-rsid="0018965a" style:font-size-asian="12pt" style:font-size-complex="12pt"/>
    </style:style>
    <style:style style:name="P13" style:family="paragraph" style:parent-style-name="Standard">
      <style:paragraph-properties fo:line-height="150%"/>
      <style:text-properties style:font-name="Arial" fo:font-size="12pt" style:text-underline-style="none" fo:font-weight="bold" officeooo:rsid="00154c5f" style:font-name-asian="Times New Roman1" style:font-size-asian="12pt" style:language-asian="pt" style:country-asian="BR" style:font-weight-asian="bold" style:font-name-complex="Arial4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" fo:font-size="12pt" fo:language="pt" fo:country="BR" fo:font-weight="bold" officeooo:rsid="004197ed" officeooo:paragraph-rsid="004197ed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Arial" fo:font-size="12pt" fo:language="pt" fo:country="BR" officeooo:rsid="0014844e" officeooo:paragraph-rsid="003eb9aa" style:font-size-asian="12pt" style:font-size-complex="12pt"/>
    </style:style>
    <style:style style:name="P16" style:family="paragraph" style:parent-style-name="Standard">
      <style:paragraph-properties fo:text-align="justify" style:justify-single-word="false" fo:orphans="2" fo:widows="2"/>
      <style:text-properties style:text-underline-style="none" style:font-name-asian="Times New Roman1" style:language-asian="pt" style:country-asian="BR" style:font-size-complex="12pt"/>
    </style:style>
    <style:style style:name="P17" style:family="paragraph" style:parent-style-name="Standard">
      <style:text-properties officeooo:rsid="002d9eff" officeooo:paragraph-rsid="002d9eff"/>
    </style:style>
    <style:style style:name="P18" style:family="paragraph" style:parent-style-name="Standard">
      <style:text-properties officeooo:paragraph-rsid="002d9eff"/>
    </style:style>
    <style:style style:name="P19" style:family="paragraph" style:parent-style-name="Standard">
      <style:paragraph-properties fo:text-align="start" style:justify-single-word="false"/>
      <style:text-properties officeooo:paragraph-rsid="007c9b26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Arial" fo:font-size="12pt" fo:font-weight="bold" officeooo:rsid="00138d0e" officeooo:paragraph-rsid="00138d0e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Arial"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Arial" fo:font-size="12pt" fo:language="pt" fo:country="BR" fo:font-weight="bold" officeooo:rsid="004197ed" officeooo:paragraph-rsid="004197ed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center" style:justify-single-word="false" fo:break-before="page"/>
      <style:text-properties fo:font-size="12pt" fo:font-weight="bold" officeooo:rsid="00138d0e" officeooo:paragraph-rsid="0014844e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break-before="page"/>
      <style:text-properties officeooo:paragraph-rsid="00523eaf"/>
    </style:style>
    <style:style style:name="P25" style:family="paragraph" style:parent-style-name="Index">
      <style:paragraph-properties fo:break-before="page"/>
      <style:text-properties fo:font-size="12pt" officeooo:paragraph-rsid="003eb9aa" style:font-size-asian="12pt" style:font-size-complex="12pt"/>
    </style:style>
    <style:style style:name="P26" style:family="paragraph" style:parent-style-name="Index">
      <style:paragraph-properties fo:break-before="page"/>
      <style:text-properties style:font-name="Arial" fo:font-size="12pt" fo:language="pt" fo:country="BR" officeooo:rsid="0014844e" officeooo:paragraph-rsid="003eb9aa" style:font-size-asian="12pt" style:font-size-complex="12pt"/>
    </style:style>
    <style:style style:name="P27" style:family="paragraph" style:parent-style-name="Standard">
      <loext:graphic-properties draw:fill="none"/>
      <style:paragraph-properties fo:margin-left="7.301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style:font-name="Arial" fo:font-size="12pt" fo:font-weight="normal" officeooo:rsid="0013476e" officeooo:paragraph-rsid="0013476e" style:font-size-asian="12pt" style:font-weight-asian="normal" style:font-size-complex="12pt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font-name="Arial" fo:font-size="12pt" fo:font-weight="bold" officeooo:rsid="0013476e" officeooo:paragraph-rsid="0013476e" style:font-size-asian="12pt" style:font-weight-asian="bold" style:font-size-complex="12pt" style:font-weight-complex="bold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font-name="Arial" fo:font-size="12pt" fo:font-weight="bold" officeooo:rsid="003c0b59" officeooo:paragraph-rsid="003c0b59" style:font-size-asian="12pt" style:font-weight-asian="bold" style:font-size-complex="12pt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style:font-name="Arial" fo:font-size="12pt" fo:font-weight="normal" officeooo:rsid="003c0b59" officeooo:paragraph-rsid="003c0b59" style:font-size-asian="12pt" style:font-weight-asian="normal" style:font-size-complex="12pt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font-name="Arial" fo:font-size="12pt" fo:font-weight="normal" officeooo:rsid="003c0b59" officeooo:paragraph-rsid="003c0b59" style:font-size-asian="12pt" style:font-weight-asian="normal" style:font-size-complex="12pt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page" fo:background-color="transparent" style:writing-mode="lr-tb"/>
      <style:text-properties style:font-name="Arial" fo:font-size="12pt" fo:font-weight="bold" officeooo:rsid="00138d0e" officeooo:paragraph-rsid="00138d0e" style:font-size-asian="12pt" style:font-weight-asian="bold" style:font-size-complex="12pt" style:font-weight-complex="bold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page" fo:background-color="transparent" style:writing-mode="lr-tb"/>
      <style:text-properties style:font-name="Arial" fo:font-size="12pt" fo:font-weight="bold" officeooo:rsid="003eb9aa" officeooo:paragraph-rsid="003eb9aa" style:font-size-asian="12pt" style:font-weight-asian="bold" style:font-size-complex="12pt" style:font-weight-complex="bold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page" fo:background-color="transparent" style:writing-mode="lr-tb"/>
      <style:text-properties style:font-name="Arial" fo:font-size="12pt" fo:font-weight="bold" officeooo:rsid="003c0b59" officeooo:paragraph-rsid="003c0b59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cm" fo:margin-right="0cm" fo:margin-top="0.423cm" fo:margin-bottom="0.106cm" loext:contextual-spacing="false" fo:line-height="100%" fo:text-align="center" style:justify-single-word="false" fo:orphans="2" fo:widows="2" fo:text-indent="0cm" style:auto-text-indent="false" fo:break-before="page" fo:padding-left="0cm" fo:padding-right="0cm" fo:padding-top="0cm" fo:padding-bottom="0.035cm" fo:border="none" style:shadow="none" style:writing-mode="lr-tb"/>
      <style:text-properties style:font-name="Arial" fo:font-size="12pt" style:text-underline-style="none" fo:font-weight="bold" officeooo:rsid="0047e310" officeooo:paragraph-rsid="0047e310" style:font-name-asian="Times New Roman1" style:font-size-asian="12pt" style:language-asian="pt" style:country-asian="BR" style:font-weight-asian="bold" style:font-name-complex="Arial4" style:font-size-complex="12pt" style:font-weight-complex="bold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499cm" style:auto-text-indent="false" fo:background-color="transparent" style:writing-mode="lr-tb"/>
      <style:text-properties style:font-name="Arial" fo:font-size="12pt" officeooo:paragraph-rsid="0014844e" style:font-size-asian="12pt" style:font-size-complex="12pt"/>
    </style:style>
    <style:style style:name="P3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499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3" fo:font-size="12pt" fo:font-style="normal" style:text-underline-style="none" fo:font-weight="normal" officeooo:rsid="00154c5f" officeooo:paragraph-rsid="0021a970" style:text-blinking="false" fo:background-color="transparent" style:font-size-asian="12pt" style:font-size-complex="12pt"/>
    </style:style>
    <style:style style:name="P38" style:family="paragraph" style:parent-style-name="Text_20_body">
      <style:text-properties style:font-name="Arial" fo:font-size="12pt" style:font-size-asian="12pt" style:font-size-complex="12pt"/>
    </style:style>
    <style:style style:name="P39" style:family="paragraph" style:parent-style-name="Text_20_body">
      <style:paragraph-properties fo:line-height="150%"/>
      <style:text-properties style:font-name="Arial" fo:font-size="12pt" style:font-size-asian="12pt" style:font-size-complex="12pt"/>
    </style:style>
    <style:style style:name="P40" style:family="paragraph" style:parent-style-name="Text_20_body">
      <style:paragraph-properties fo:line-height="150%"/>
      <style:text-properties style:font-name="Arial" fo:font-size="12pt" officeooo:paragraph-rsid="00404e91" style:font-size-asian="12pt" style:font-size-complex="12pt"/>
    </style:style>
    <style:style style:name="P41" style:family="paragraph" style:parent-style-name="Text_20_body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42" style:family="paragraph" style:parent-style-name="Text_20_body">
      <style:paragraph-properties fo:line-height="150%"/>
      <style:text-properties style:font-name="Arial" fo:font-size="12pt" fo:font-style="italic" style:font-size-asian="12pt" style:font-style-asian="italic" style:font-size-complex="12pt"/>
    </style:style>
    <style:style style:name="P43" style:family="paragraph" style:parent-style-name="Text_20_body">
      <style:text-properties style:font-name="Arial" fo:font-size="12pt" fo:font-weight="normal" style:font-size-asian="12pt" style:font-size-complex="12pt"/>
    </style:style>
    <style:style style:name="P44" style:family="paragraph" style:parent-style-name="Text_20_body">
      <style:paragraph-properties fo:text-align="center" style:justify-single-word="false"/>
      <style:text-properties fo:color="#0070c0" fo:font-weight="bold" style:font-weight-asian="bold"/>
    </style:style>
    <style:style style:name="P45" style:family="paragraph" style:parent-style-name="Text_20_body">
      <style:paragraph-properties fo:text-align="center" style:justify-single-word="false"/>
      <style:text-properties fo:font-size="12pt" fo:font-weight="bold" style:font-size-asian="12pt" style:font-weight-asian="bold"/>
    </style:style>
    <style:style style:name="P46" style:family="paragraph" style:parent-style-name="Text_20_body">
      <style:paragraph-properties fo:text-align="center" style:justify-single-word="false"/>
    </style:style>
    <style:style style:name="P47" style:family="paragraph" style:parent-style-name="caption">
      <style:paragraph-properties fo:text-align="justify" style:justify-single-word="false"/>
    </style:style>
    <style:style style:name="P48" style:family="paragraph" style:parent-style-name="caption">
      <style:paragraph-properties fo:text-align="justify" style:justify-single-word="false"/>
      <style:text-properties officeooo:paragraph-rsid="007ab114"/>
    </style:style>
    <style:style style:name="P49" style:family="paragraph" style:parent-style-name="caption">
      <style:paragraph-properties fo:text-align="justify" style:justify-single-word="false"/>
      <style:text-properties officeooo:paragraph-rsid="007c9b26"/>
    </style:style>
    <style:style style:name="P50" style:family="paragraph" style:parent-style-name="caption">
      <style:paragraph-properties fo:text-align="justify" style:justify-single-word="false"/>
      <style:text-properties officeooo:paragraph-rsid="007f005d"/>
    </style:style>
    <style:style style:name="P51" style:family="paragraph" style:parent-style-name="caption">
      <style:paragraph-properties fo:text-align="start" style:justify-single-word="false"/>
    </style:style>
    <style:style style:name="P52" style:family="paragraph" style:parent-style-name="caption">
      <style:paragraph-properties fo:text-align="start" style:justify-single-word="false"/>
      <style:text-properties officeooo:paragraph-rsid="007ab114"/>
    </style:style>
    <style:style style:name="P53" style:family="paragraph" style:parent-style-name="caption">
      <style:paragraph-properties fo:text-align="start" style:justify-single-word="false"/>
      <style:text-properties officeooo:paragraph-rsid="007c9b26"/>
    </style:style>
    <style:style style:name="P54" style:family="paragraph" style:parent-style-name="caption">
      <style:paragraph-properties fo:text-align="start" style:justify-single-word="false"/>
      <style:text-properties officeooo:paragraph-rsid="007f005d"/>
    </style:style>
    <style:style style:name="P55" style:family="paragraph" style:parent-style-name="Standard">
      <style:paragraph-properties fo:line-height="150%" fo:text-align="justify" style:justify-single-word="false" fo:orphans="2" fo:widows="2" style:writing-mode="lr-tb"/>
      <style:text-properties style:font-name="Arial" fo:font-size="12pt" style:text-underline-style="none" style:font-name-asian="Times New Roman1" style:font-size-asian="12pt" style:language-asian="pt" style:country-asian="BR" style:font-size-complex="12pt"/>
    </style:style>
    <style:style style:name="P56" style:family="paragraph" style:parent-style-name="Standard">
      <style:paragraph-properties fo:margin-top="0cm" fo:margin-bottom="0cm" loext:contextual-spacing="false" fo:text-align="justify" style:justify-single-word="false"/>
      <style:text-properties fo:font-size="12pt" fo:font-weight="bold" officeooo:rsid="00138d0e" officeooo:paragraph-rsid="00321940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font-size="10pt" officeooo:paragraph-rsid="00321940" style:font-size-asian="10pt" style:font-size-complex="10pt"/>
    </style:style>
    <style:style style:name="P58" style:family="paragraph" style:parent-style-name="Standard">
      <style:paragraph-properties fo:margin-top="0cm" fo:margin-bottom="0cm" loext:contextual-spacing="false"/>
      <style:text-properties style:font-name="Arial" fo:font-size="12pt" officeooo:rsid="002b7ba0" officeooo:paragraph-rsid="00367d3b" style:font-size-asian="12pt" style:font-size-complex="12pt"/>
    </style:style>
    <style:style style:name="P59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font-name="Arial" fo:font-size="12pt" officeooo:paragraph-rsid="00367d3b" style:font-size-asian="12pt" style:font-name-complex="Arial4" style:font-size-complex="12pt"/>
    </style:style>
    <style:style style:name="P60" style:family="paragraph" style:parent-style-name="Standard">
      <style:paragraph-properties fo:margin-top="0cm" fo:margin-bottom="0cm" loext:contextual-spacing="false"/>
      <style:text-properties style:font-name="Arial" fo:font-size="12pt" fo:font-style="normal" officeooo:paragraph-rsid="00367d3b" style:font-size-asian="12pt" style:font-style-asian="normal" style:font-size-complex="12pt" style:font-style-complex="normal"/>
    </style:style>
    <style:style style:name="P61" style:family="paragraph" style:parent-style-name="Standard">
      <style:paragraph-properties fo:margin-top="0cm" fo:margin-bottom="0cm" loext:contextual-spacing="false"/>
      <style:text-properties style:font-name="Arial" fo:font-size="12pt" fo:font-style="normal" officeooo:paragraph-rsid="0038ee3f" style:font-size-asian="12pt" style:font-style-asian="normal" style:font-size-complex="12pt" style:font-style-complex="normal"/>
    </style:style>
    <style:style style:name="P6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font-size="12pt" fo:font-weight="bold" officeooo:rsid="00138d0e" officeooo:paragraph-rsid="003a7b41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margin-top="0cm" fo:margin-bottom="0cm" loext:contextual-spacing="false" fo:text-align="justify" style:justify-single-word="false"/>
      <style:text-properties fo:color="#212121" fo:font-size="10pt" fo:font-weight="bold" officeooo:rsid="00138d0e" officeooo:paragraph-rsid="0032ddf1" fo:background-color="#ffffff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65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66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67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68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69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70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style:font-name="Arial" fo:font-size="12pt" fo:font-weight="normal" style:font-size-asian="12pt" style:font-size-complex="12pt"/>
    </style:style>
    <style:style style:name="P71" style:family="paragraph" style:parent-style-name="Text_20_body">
      <style:paragraph-properties fo:margin-top="0cm" fo:margin-bottom="0cm" loext:contextual-spacing="false"/>
      <style:text-properties style:font-name="Arial" fo:font-size="12pt" style:font-size-asian="12pt" style:font-size-complex="12pt"/>
    </style:style>
    <style:style style:name="P72" style:family="paragraph" style:parent-style-name="Standard">
      <loext:graphic-properties draw:fill="none"/>
      <style:paragraph-properties fo:margin-left="7.498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style:font-name="Arial" fo:font-size="10pt" fo:font-weight="normal" officeooo:rsid="0013476e" officeooo:paragraph-rsid="00321940" style:font-size-asian="10pt" style:font-weight-asian="normal" style:font-size-complex="10pt" style:font-weight-complex="normal"/>
    </style:style>
    <style:style style:name="P73" style:family="paragraph" style:parent-style-name="Standard">
      <style:paragraph-properties fo:margin-left="7.498cm" fo:margin-right="0cm" fo:margin-top="0cm" fo:margin-bottom="0cm" loext:contextual-spacing="false" fo:text-align="justify" style:justify-single-word="false" fo:text-indent="0cm" style:auto-text-indent="false"/>
      <style:text-properties style:font-name="Arial" fo:font-size="10pt" officeooo:paragraph-rsid="00321940" style:font-size-asian="10pt" style:font-size-complex="10pt"/>
    </style:style>
    <style:style style:name="P74" style:family="paragraph" style:parent-style-name="Standard" style:master-page-name="">
      <style:paragraph-properties fo:margin-left="7.498cm" fo:margin-right="0cm" fo:margin-top="0cm" fo:margin-bottom="0cm" loext:contextual-spacing="false" fo:text-align="justify" style:justify-single-word="false" fo:text-indent="0cm" style:auto-text-indent="false" style:page-number="auto"/>
      <style:text-properties style:font-name="Arial" fo:font-size="10pt" officeooo:paragraph-rsid="00321940" style:font-size-asian="10pt" style:font-size-complex="10pt"/>
    </style:style>
    <style:style style:name="P7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7cm" style:auto-text-indent="false" fo:background-color="transparent" style:writing-mode="lr-tb"/>
      <style:text-properties style:font-name="Arial" fo:font-size="12pt" style:text-underline-style="none" officeooo:paragraph-rsid="00367d3b" style:font-size-asian="12pt" style:font-size-complex="12pt"/>
    </style:style>
    <style:style style:name="P7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7cm" style:auto-text-indent="false" fo:background-color="transparent" style:writing-mode="lr-tb"/>
      <style:text-properties fo:color="#000000" style:font-name="Arial" fo:font-size="12pt" officeooo:paragraph-rsid="00367d3b" fo:background-color="#ffffff" style:font-size-asian="12pt" style:font-name-complex="Arial4" style:font-size-complex="12pt"/>
    </style:style>
    <style:style style:name="P77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7cm" style:auto-text-indent="false" style:page-number="auto" fo:background-color="transparent" style:writing-mode="lr-tb"/>
      <style:text-properties style:font-name="Arial" fo:font-size="12pt" style:text-underline-style="none" officeooo:paragraph-rsid="00367d3b" style:font-size-asian="12pt" style:font-size-complex="12pt"/>
    </style:style>
    <style:style style:name="P78" style:family="paragraph" style:parent-style-name="Standard">
      <style:paragraph-properties fo:margin-top="0.423cm" fo:margin-bottom="0.106cm" loext:contextual-spacing="false" fo:line-height="100%" fo:text-align="center" style:justify-single-word="false" fo:orphans="2" fo:widows="2" fo:break-before="page" fo:padding-left="0cm" fo:padding-right="0cm" fo:padding-top="0cm" fo:padding-bottom="0.035cm" fo:border="none" style:shadow="none" style:writing-mode="lr-tb"/>
      <style:text-properties style:font-name="Arial" fo:font-size="12pt" style:text-underline-style="none" fo:font-weight="bold" officeooo:rsid="0047e310" officeooo:paragraph-rsid="0047e310" style:font-name-asian="Times New Roman1" style:font-size-asian="12pt" style:language-asian="pt" style:country-asian="BR" style:font-weight-asian="bold" style:font-name-complex="Arial4" style:font-size-complex="12pt" style:font-weight-complex="bold"/>
    </style:style>
    <style:style style:name="P79" style:family="paragraph" style:parent-style-name="Standard">
      <style:paragraph-properties fo:margin-left="1cm" fo:margin-right="0cm" fo:margin-top="0.423cm" fo:margin-bottom="0.106cm" loext:contextual-spacing="false" fo:line-height="100%" fo:text-align="center" style:justify-single-word="false" fo:orphans="2" fo:widows="2" fo:text-indent="-1cm" style:auto-text-indent="false" fo:padding-left="0cm" fo:padding-right="0cm" fo:padding-top="0cm" fo:padding-bottom="0.035cm" fo:border="none" style:shadow="none" style:writing-mode="lr-tb"/>
      <style:text-properties style:font-name="Arial" fo:font-size="12pt" style:text-underline-style="none" fo:font-weight="bold" officeooo:rsid="0047e310" officeooo:paragraph-rsid="0047e310" style:font-name-asian="Times New Roman1" style:font-size-asian="12pt" style:language-asian="pt" style:country-asian="BR" style:font-weight-asian="bold" style:font-name-complex="Arial4" style:font-size-complex="12pt" style:font-weight-complex="bold"/>
    </style:style>
    <style:style style:name="P80" style:family="paragraph" style:parent-style-name="Text_20_body">
      <style:paragraph-properties fo:margin-left="1cm" fo:margin-right="0cm" fo:margin-top="0.423cm" fo:margin-bottom="0.106cm" loext:contextual-spacing="false" fo:line-height="100%" fo:text-align="center" style:justify-single-word="false" fo:orphans="2" fo:widows="2" fo:text-indent="-1cm" style:auto-text-indent="false" fo:padding-left="0cm" fo:padding-right="0cm" fo:padding-top="0cm" fo:padding-bottom="0.035cm" fo:border="none" style:shadow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47e310" officeooo:paragraph-rsid="0047e310" style:text-blinking="false" fo:background-color="transparent" style:font-name-asian="Times New Roman1" style:font-size-asian="12pt" style:language-asian="pt" style:country-asian="BR" style:font-weight-asian="bold" style:font-name-complex="Arial4" style:font-size-complex="12pt" style:font-weight-complex="bold"/>
    </style:style>
    <style:style style:name="P81" style:family="paragraph" style:parent-style-name="Standard">
      <style:paragraph-properties fo:margin-left="1cm" fo:margin-right="0cm" fo:margin-top="0.423cm" fo:margin-bottom="0.106cm" loext:contextual-spacing="false" fo:line-height="100%" fo:text-align="center" style:justify-single-word="false" fo:orphans="2" fo:widows="2" fo:text-indent="-1cm" style:auto-text-indent="false" fo:break-before="page" fo:padding-left="0cm" fo:padding-right="0cm" fo:padding-top="0cm" fo:padding-bottom="0.035cm" fo:border="none" style:shadow="none" style:writing-mode="lr-tb"/>
      <style:text-properties style:font-name="Arial" fo:font-size="12pt" style:text-underline-style="none" fo:font-weight="bold" officeooo:rsid="0047e310" officeooo:paragraph-rsid="0047e310" style:font-name-asian="Times New Roman1" style:font-size-asian="12pt" style:language-asian="pt" style:country-asian="BR" style:font-weight-asian="bold" style:font-name-complex="Arial4" style:font-size-complex="12pt" style:font-weight-complex="bold"/>
    </style:style>
    <style:style style:name="P82" style:family="paragraph" style:parent-style-name="Table_20_Contents">
      <style:text-properties style:font-name="Arial" fo:font-size="12pt" style:font-size-asian="12pt" style:font-size-complex="12pt"/>
    </style:style>
    <style:style style:name="P83" style:family="paragraph" style:parent-style-name="Table_20_Contents">
      <style:text-properties style:font-name="Arial" fo:font-size="10pt" style:font-size-asian="10pt" style:font-size-complex="10pt"/>
    </style:style>
    <style:style style:name="P84" style:family="paragraph" style:parent-style-name="Table_20_Contents">
      <style:text-properties style:font-name="Arial" fo:font-size="10pt" officeooo:rsid="006e3244" officeooo:paragraph-rsid="006e3244" style:font-size-asian="10pt" style:font-size-complex="10pt"/>
    </style:style>
    <style:style style:name="P85" style:family="paragraph" style:parent-style-name="Table_20_Contents">
      <style:text-properties style:font-name="Arial" fo:font-size="10pt" officeooo:rsid="006e3244" officeooo:paragraph-rsid="0054ee03" style:font-size-asian="10pt" style:font-size-complex="10pt"/>
    </style:style>
    <style:style style:name="P86" style:family="paragraph" style:parent-style-name="Table_20_Contents">
      <style:text-properties style:font-name="Arial" fo:font-size="10pt" officeooo:rsid="006e9c97" officeooo:paragraph-rsid="006e9c97" style:font-size-asian="10pt" style:font-size-complex="10pt"/>
    </style:style>
    <style:style style:name="P87" style:family="paragraph" style:parent-style-name="Table_20_Contents">
      <style:text-properties style:font-name="Arial" fo:font-size="10pt" officeooo:rsid="00731801" officeooo:paragraph-rsid="00731801" style:font-size-asian="10pt" style:font-size-complex="10pt"/>
    </style:style>
    <style:style style:name="P88" style:family="paragraph" style:parent-style-name="Text_20_body">
      <style:paragraph-properties fo:margin-left="1.249cm" fo:margin-right="0cm" fo:text-indent="0cm" style:auto-text-indent="false"/>
    </style:style>
    <style:style style:name="P89" style:family="paragraph" style:parent-style-name="Text_20_body">
      <style:paragraph-properties fo:margin-left="1.249cm" fo:margin-right="0cm" fo:text-indent="0cm" style:auto-text-indent="false"/>
      <style:text-properties officeooo:paragraph-rsid="00704ba6"/>
    </style:style>
    <style:style style:name="P90" style:family="paragraph" style:parent-style-name="Text_20_body" style:list-style-name="L1"/>
    <style:style style:name="P91" style:family="paragraph" style:parent-style-name="Text_20_body">
      <style:text-properties officeooo:rsid="0087eee2" officeooo:paragraph-rsid="0087eee2"/>
    </style:style>
    <style:style style:name="P92" style:family="paragraph" style:parent-style-name="Text_20_body">
      <style:text-properties fo:color="#000000" style:font-name="Arial"/>
    </style:style>
    <style:style style:name="P93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94" style:family="paragraph" style:parent-style-name="Título3" style:list-style-name="WWNum2">
      <style:text-properties style:font-name="Arial" fo:font-size="12pt" style:font-size-asian="12pt" style:font-size-complex="12pt"/>
    </style:style>
    <style:style style:name="P95" style:family="paragraph" style:parent-style-name="Título_20_Projeto" style:master-page-name="Standard">
      <style:paragraph-properties fo:text-align="center" style:justify-single-word="false" style:page-number="auto"/>
      <style:text-properties style:font-name="Arial" fo:font-size="14pt" fo:font-weight="bold" officeooo:rsid="0013476e" officeooo:paragraph-rsid="0013476e" style:font-size-asian="14pt" style:font-weight-asian="bold" style:font-size-complex="14pt" style:font-weight-complex="bold"/>
    </style:style>
    <style:style style:name="P96" style:family="paragraph" style:parent-style-name="Standard" style:list-style-name="WWNum3">
      <style:paragraph-properties fo:line-height="150%"/>
      <style:text-properties style:font-name="Arial" fo:font-size="12pt" style:font-size-asian="12pt" style:font-size-complex="12pt"/>
    </style:style>
    <style:style style:name="P97" style:family="paragraph" style:parent-style-name="Standard" style:list-style-name="WWNum3">
      <style:paragraph-properties fo:line-height="150%"/>
      <style:text-properties style:font-name="Arial" fo:font-size="12pt" officeooo:paragraph-rsid="007a5a89" style:font-size-asian="12pt" style:font-size-complex="12pt"/>
    </style:style>
    <style:style style:name="P98" style:family="paragraph" style:parent-style-name="Standard" style:list-style-name="WWNum3">
      <style:paragraph-properties fo:line-height="150%"/>
      <style:text-properties officeooo:paragraph-rsid="0078a5a9"/>
    </style:style>
    <style:style style:name="P99" style:family="paragraph" style:parent-style-name="Heading_20_3">
      <style:text-properties officeooo:paragraph-rsid="007ab114"/>
    </style:style>
    <style:style style:name="P100" style:family="paragraph" style:parent-style-name="Heading_20_3">
      <style:text-properties officeooo:paragraph-rsid="007c9b26"/>
    </style:style>
    <style:style style:name="P101" style:family="paragraph" style:parent-style-name="Heading_20_3">
      <style:text-properties officeooo:paragraph-rsid="007f005d"/>
    </style:style>
    <style:style style:name="P102" style:family="paragraph" style:parent-style-name="Heading_20_3">
      <style:text-properties officeooo:rsid="004d5982" officeooo:paragraph-rsid="004d5982"/>
    </style:style>
    <style:style style:name="P103" style:family="paragraph" style:parent-style-name="Heading_20_3">
      <style:text-properties officeooo:rsid="002d9eff" officeooo:paragraph-rsid="002d9eff"/>
    </style:style>
    <style:style style:name="P104" style:family="paragraph" style:parent-style-name="Heading_20_3">
      <style:text-properties officeooo:paragraph-rsid="004d5982"/>
    </style:style>
    <style:style style:name="P105" style:family="paragraph" style:parent-style-name="Heading_20_3">
      <style:text-properties officeooo:paragraph-rsid="002d9eff"/>
    </style:style>
    <style:style style:name="P106" style:family="paragraph" style:parent-style-name="Heading_20_1" style:list-style-name="WWNum2" style:master-page-name="">
      <style:paragraph-properties fo:margin-left="1cm" fo:margin-right="0cm" fo:margin-top="0.423cm" fo:margin-bottom="0.106cm" loext:contextual-spacing="false" fo:line-height="100%" fo:text-align="justify" style:justify-single-word="false" fo:orphans="2" fo:widows="2" fo:text-indent="-1cm" style:auto-text-indent="false" style:page-number="auto" fo:break-before="page" fo:padding-left="0cm" fo:padding-right="0cm" fo:padding-top="0cm" fo:padding-bottom="0.035cm" fo:border="none" style:shadow="none" fo:keep-with-next="always" style:writing-mode="lr-tb"/>
      <style:text-properties style:font-name="Arial" fo:font-size="12pt" style:text-underline-style="none" fo:font-weight="bold" officeooo:rsid="00154c5f" officeooo:paragraph-rsid="00154c5f" style:font-name-asian="Times New Roman1" style:font-size-asian="12pt" style:language-asian="pt" style:country-asian="BR" style:font-weight-asian="bold" style:font-name-complex="Arial4" style:font-size-complex="12pt" style:font-weight-complex="bold"/>
    </style:style>
    <style:style style:name="P107" style:family="paragraph" style:parent-style-name="Heading_20_1">
      <style:paragraph-properties fo:break-before="page"/>
    </style:style>
    <style:style style:name="P108" style:family="paragraph" style:parent-style-name="Heading_20_1" style:list-style-name="WWNum2" style:master-page-name="">
      <style:paragraph-properties fo:margin-left="0cm" fo:margin-right="0cm" fo:margin-top="0.423cm" fo:margin-bottom="0.106cm" loext:contextual-spacing="false" fo:line-height="100%" fo:text-align="justify" style:justify-single-word="false" fo:orphans="2" fo:widows="2" fo:text-indent="0cm" style:auto-text-indent="false" style:page-number="auto" fo:break-before="page" fo:padding-left="0cm" fo:padding-right="0cm" fo:padding-top="0cm" fo:padding-bottom="0.035cm" fo:border="none" style:shadow="none" fo:keep-with-next="always" style:writing-mode="lr-tb"/>
      <style:text-properties style:font-name="Arial" fo:font-size="12pt" style:text-underline-style="none" fo:font-weight="bold" officeooo:rsid="002d9eff" officeooo:paragraph-rsid="002d9eff" style:font-name-asian="Times New Roman1" style:font-size-asian="12pt" style:language-asian="pt" style:country-asian="BR" style:font-weight-asian="bold" style:font-name-complex="Arial4" style:font-size-complex="12pt" style:font-weight-complex="bold"/>
    </style:style>
    <style:style style:name="P109" style:family="paragraph" style:parent-style-name="Heading_20_2">
      <style:text-properties style:font-name="Arial" fo:font-size="12pt" officeooo:rsid="0014844e" style:font-size-asian="12pt" style:font-size-complex="12pt"/>
    </style:style>
    <style:style style:name="P110" style:family="paragraph" style:parent-style-name="Heading_20_2" style:list-style-name="WWNum2">
      <style:text-properties style:font-name="Arial" fo:font-size="12pt" officeooo:rsid="00154c5f" officeooo:paragraph-rsid="0018965a" style:font-size-asian="12pt" style:font-size-complex="12pt"/>
    </style:style>
    <style:style style:name="P111" style:family="paragraph" style:parent-style-name="Heading_20_2" style:list-style-name="WWNum2">
      <style:paragraph-properties fo:line-height="150%"/>
      <style:text-properties style:font-name="Arial" fo:font-size="12pt" style:font-size-asian="12pt" style:font-size-complex="12pt"/>
    </style:style>
    <style:style style:name="P112" style:family="paragraph" style:parent-style-name="Heading_20_2" style:list-style-name="WWNum2">
      <style:paragraph-properties fo:line-height="150%"/>
      <style:text-properties style:font-name="Arial" fo:font-size="12pt" officeooo:rsid="002b7ba0" officeooo:paragraph-rsid="002b7ba0" style:font-size-asian="12pt" style:font-size-complex="12pt"/>
    </style:style>
    <style:style style:name="P113" style:family="paragraph" style:parent-style-name="Heading_20_2" style:list-style-name="">
      <style:paragraph-properties fo:line-height="150%" fo:text-align="justify" style:justify-single-word="false" fo:orphans="2" fo:widows="2">
        <style:tab-stops/>
      </style:paragraph-properties>
      <style:text-properties style:font-name="Arial" fo:font-size="12pt" officeooo:rsid="002b7ba0" officeooo:paragraph-rsid="0056bd09" style:font-size-asian="12pt" style:font-size-complex="12pt"/>
    </style:style>
    <style:style style:name="P114" style:family="paragraph" style:parent-style-name="Heading_20_2" style:list-style-name="WWNum2">
      <style:paragraph-properties fo:line-height="150%"/>
      <style:text-properties style:font-name="Arial" fo:font-size="12pt" officeooo:rsid="0068d97e" officeooo:paragraph-rsid="0068d97e" style:font-size-asian="12pt" style:font-size-complex="12pt"/>
    </style:style>
    <style:style style:name="P115" style:family="paragraph" style:parent-style-name="Heading_20_2">
      <style:text-properties officeooo:rsid="0065eb40" officeooo:paragraph-rsid="0065eb40"/>
    </style:style>
    <style:style style:name="P116" style:family="paragraph" style:parent-style-name="Heading_20_2" style:list-style-name="WWNum2">
      <style:text-properties officeooo:rsid="00154c5f" officeooo:paragraph-rsid="00154c5f"/>
    </style:style>
    <style:style style:name="P117" style:family="paragraph" style:parent-style-name="Heading_20_2" style:list-style-name="">
      <style:paragraph-properties fo:line-height="100%" fo:text-align="justify" style:justify-single-word="false" fo:orphans="2" fo:widows="2">
        <style:tab-stops/>
      </style:paragraph-properties>
    </style:style>
    <style:style style:name="P118" style:family="paragraph" style:parent-style-name="Heading_20_2">
      <style:text-properties officeooo:paragraph-rsid="00523eaf"/>
    </style:style>
    <style:style style:name="P119" style:family="paragraph" style:parent-style-name="Heading_20_2">
      <style:text-properties fo:font-weight="bold" officeooo:paragraph-rsid="00523eaf" style:font-weight-asian="bold" style:font-weight-complex="bold"/>
    </style:style>
    <style:style style:name="P120" style:family="paragraph" style:parent-style-name="Heading_20_2">
      <style:paragraph-properties fo:break-before="page"/>
    </style:style>
    <style:style style:name="P121" style:family="paragraph" style:parent-style-name="Heading_20_2" style:list-style-name="WWNum2">
      <style:paragraph-properties fo:line-height="150%" fo:break-before="page"/>
      <style:text-properties style:font-name="Arial" fo:font-size="12pt" officeooo:rsid="002b7ba0" officeooo:paragraph-rsid="0056bd09" style:font-size-asian="12pt" style:font-size-complex="12pt"/>
    </style:style>
    <style:style style:name="P122" style:family="paragraph" style:parent-style-name="Heading_20_2">
      <style:paragraph-properties fo:break-before="page"/>
      <style:text-properties officeooo:paragraph-rsid="00523eaf"/>
    </style:style>
    <style:style style:name="T1" style:family="text">
      <style:text-properties fo:font-style="italic" style:font-style-asian="italic"/>
    </style:style>
    <style:style style:name="T2" style:family="text">
      <style:text-properties fo:language="pt" fo:country="BR"/>
    </style:style>
    <style:style style:name="T3" style:family="text">
      <style:text-properties fo:language="pt" fo:country="BR" officeooo:rsid="004b79e7"/>
    </style:style>
    <style:style style:name="T4" style:family="text">
      <style:text-properties officeooo:rsid="0014844e" style:font-size-asian="12pt"/>
    </style:style>
    <style:style style:name="T5" style:family="text">
      <style:text-properties style:font-name="Arial" officeooo:rsid="0014844e" style:font-size-asian="12pt"/>
    </style:style>
    <style:style style:name="T6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7" style:family="text">
      <style:text-properties style:font-name="Arial" fo:font-size="10pt" style:font-size-asian="10pt" style:font-size-complex="10pt" style:font-weight-complex="normal"/>
    </style:style>
    <style:style style:name="T8" style:family="text">
      <style:text-properties style:font-name="Arial" fo:font-weight="normal" officeooo:rsid="0014844e" style:font-weight-asian="normal" style:font-weight-complex="normal"/>
    </style:style>
    <style:style style:name="T9" style:family="text">
      <style:text-properties style:font-name="Arial" fo:language="pt" fo:country="BR" officeooo:rsid="003eb9aa"/>
    </style:style>
    <style:style style:name="T10" style:family="text">
      <style:text-properties style:font-name="Arial" fo:font-size="12pt" style:font-size-asian="12pt" style:font-size-complex="12pt"/>
    </style:style>
    <style:style style:name="T11" style:family="text">
      <style:text-properties officeooo:rsid="000cc568"/>
    </style:style>
    <style:style style:name="T12" style:family="text">
      <style:text-properties officeooo:rsid="00367d3b"/>
    </style:style>
    <style:style style:name="T13" style:family="text">
      <style:text-properties officeooo:rsid="0013b60b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367d3b" style:font-style-asian="normal" style:font-style-complex="normal"/>
    </style:style>
    <style:style style:name="T16" style:family="text">
      <style:text-properties fo:font-style="normal" officeooo:rsid="00704ba6" style:font-style-asian="normal" style:font-style-complex="normal"/>
    </style:style>
    <style:style style:name="T17" style:family="text">
      <style:text-properties officeooo:rsid="0038ee3f"/>
    </style:style>
    <style:style style:name="T18" style:family="text">
      <style:text-properties fo:font-size="10pt" style:font-size-asian="10pt" style:font-size-complex="10pt" style:font-weight-complex="normal"/>
    </style:style>
    <style:style style:name="T19" style:family="text">
      <style:text-properties fo:font-size="10pt" officeooo:rsid="003a7b41" style:font-size-asian="10pt" style:font-size-complex="10pt" style:font-weight-complex="normal"/>
    </style:style>
    <style:style style:name="T20" style:family="text">
      <style:text-properties fo:font-size="10pt" fo:font-weight="normal" style:font-size-asian="10pt" style:font-weight-asian="normal" style:font-size-complex="10pt" style:font-weight-complex="normal"/>
    </style:style>
    <style:style style:name="T21" style:family="text">
      <style:text-properties fo:font-size="10pt" fo:font-weight="normal" officeooo:rsid="003a7b41" style:font-size-asian="10pt" style:font-weight-asian="normal" style:font-size-complex="10pt" style:font-weight-complex="normal"/>
    </style:style>
    <style:style style:name="T22" style:family="text">
      <style:text-properties officeooo:rsid="003eb9aa"/>
    </style:style>
    <style:style style:name="T23" style:family="text">
      <style:text-properties style:text-underline-style="none" fo:font-weight="bold" officeooo:rsid="0047e310" style:font-name-asian="Times New Roman1" style:language-asian="pt" style:country-asian="BR" style:font-weight-asian="bold" style:font-name-complex="Arial4" style:font-weight-complex="bold"/>
    </style:style>
    <style:style style:name="T24" style:family="text">
      <style:text-properties officeooo:rsid="00498280"/>
    </style:style>
    <style:style style:name="T25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28" style:family="text">
      <style:text-properties fo:font-variant="normal" fo:text-transform="none" fo:color="#000000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Arial" fo:font-size="12pt" fo:letter-spacing="normal" fo:font-style="normal" fo:font-weight="normal" officeooo:rsid="0078a5a9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Arial" fo:font-size="12pt" fo:letter-spacing="normal" fo:font-style="normal" fo:font-weight="normal" officeooo:rsid="007a5a89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222222" fo:letter-spacing="normal" fo:font-style="normal" fo:font-weight="normal"/>
    </style:style>
    <style:style style:name="T32" style:family="text">
      <style:text-properties fo:font-variant="normal" fo:text-transform="none" fo:color="#222222" style:font-name="sans-serif" fo:font-size="10.5pt" fo:letter-spacing="normal" fo:font-style="normal"/>
    </style:style>
    <style:style style:name="T33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34" style:family="text">
      <style:text-properties fo:font-variant="normal" fo:text-transform="none" fo:color="#222222" style:font-name="sans-serif" fo:font-size="10.5pt" fo:letter-spacing="normal" fo:font-style="normal" fo:font-weight="bold"/>
    </style:style>
    <style:style style:name="T35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36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style:text-blinking="false"/>
    </style:style>
    <style:style style:name="T37" style:family="text">
      <style:text-properties fo:font-variant="normal" fo:text-transform="none" style:font-name="sans-serif" fo:font-size="10.5pt" fo:letter-spacing="normal" fo:font-style="normal"/>
    </style:style>
    <style:style style:name="T38" style:family="text">
      <style:text-properties fo:font-variant="normal" fo:text-transform="none" style:text-line-through-style="none" style:text-line-through-type="none" style:font-name="sans-serif" fo:font-size="10.5pt" fo:letter-spacing="normal" fo:font-style="normal" style:text-underline-style="none" style:text-blinking="false"/>
    </style:style>
    <style:style style:name="T39" style:family="text">
      <style:text-properties fo:font-variant="normal" fo:text-transform="none" style:text-line-through-style="none" style:text-line-through-type="none" fo:font-size="10.5pt" fo:letter-spacing="normal" fo:font-style="normal" style:text-underline-style="none" style:text-blinking="false"/>
    </style:style>
    <style:style style:name="T40" style:family="text">
      <style:text-properties fo:font-variant="normal" fo:text-transform="none" style:text-line-through-style="none" style:text-line-through-type="none" fo:letter-spacing="normal" fo:font-style="normal" style:text-underline-style="none" style:text-blinking="false"/>
    </style:style>
    <style:style style:name="T41" style:family="text">
      <style:text-properties fo:font-variant="normal" fo:text-transform="none" fo:font-size="10.5pt" fo:letter-spacing="normal" fo:font-style="normal"/>
    </style:style>
    <style:style style:name="T42" style:family="text">
      <style:text-properties fo:font-variant="normal" fo:text-transform="none" fo:letter-spacing="normal" fo:font-style="normal"/>
    </style:style>
    <style:style style:name="T43" style:family="text">
      <style:text-properties fo:font-variant="normal" fo:text-transform="none" fo:color="#444444" style:font-name="Open Sans" fo:font-size="12pt" fo:letter-spacing="normal" fo:font-style="normal" fo:font-weight="normal"/>
    </style:style>
    <style:style style:name="T44" style:family="text">
      <style:text-properties fo:font-variant="normal" fo:text-transform="none" fo:color="#444444" fo:font-size="12pt" fo:letter-spacing="normal" fo:font-style="normal" fo:font-weight="normal"/>
    </style:style>
    <style:style style:name="T45" style:family="text">
      <style:text-properties fo:font-variant="normal" fo:text-transform="none" fo:font-size="12pt" fo:letter-spacing="normal" fo:font-style="normal" fo:font-weight="normal"/>
    </style:style>
    <style:style style:name="T46" style:family="text">
      <style:text-properties officeooo:rsid="0056bd09"/>
    </style:style>
    <style:style style:name="T47" style:family="text">
      <style:text-properties officeooo:rsid="0066d3ca"/>
    </style:style>
    <style:style style:name="T48" style:family="text">
      <style:text-properties officeooo:rsid="0074ece9"/>
    </style:style>
    <style:style style:name="T49" style:family="text">
      <style:text-properties officeooo:rsid="0078a5a9"/>
    </style:style>
    <style:style style:name="T50" style:family="text">
      <style:text-properties fo:color="#000000" style:font-name="Arial" fo:font-size="12pt" fo:font-weight="normal" officeooo:rsid="0078a5a9" style:font-size-asian="12pt" style:font-weight-asian="normal" style:font-size-complex="12pt" style:font-weight-complex="normal"/>
    </style:style>
    <style:style style:name="T51" style:family="text">
      <style:text-properties officeooo:rsid="0079abe9"/>
    </style:style>
    <style:style style:name="T52" style:family="text">
      <style:text-properties officeooo:rsid="007c9b26"/>
    </style:style>
    <style:style style:name="T53" style:family="text">
      <style:text-properties officeooo:rsid="007f005d"/>
    </style:style>
    <style:style style:name="T54" style:family="text">
      <style:text-properties officeooo:rsid="004d5982"/>
    </style:style>
    <style:style style:name="T55" style:family="text">
      <style:text-properties fo:letter-spacing="normal"/>
    </style:style>
    <style:style style:name="T56" style:family="text">
      <style:text-properties officeooo:rsid="002d9eff"/>
    </style:style>
    <style:style style:name="T57" style:family="text">
      <style:text-properties fo:color="#494949" fo:letter-spacing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5"><text:s/>INSTITUTO FEDERAL DO PARANÁ</text:p>
      <text:p text:style-name="P7"/>
      <text:p text:style-name="P7"><text:s/></text:p>
      <text:p text:style-name="P7"/>
      <text:p text:style-name="P8">GUSTA<text:span text:style-name="T47">V</text:span>O LEONART</text:p>
      <text:p text:style-name="P8">MIGUEL THEODORO DOS SANTOS NOWAKOWSKI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GERENCIAMENTO DE CONFEITARIA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COLOMBO</text:p>
      <text:p text:style-name="P7">2019</text:p>
      <text:p text:style-name="P10"><text:soft-page-break/>GUSTAVO LEONART</text:p>
      <text:p text:style-name="P10">MIGUEL DOS SANTOS NOWAKOWSKI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GERENCIAMENTO DE CONFEITARIA</text:p>
      <text:p text:style-name="P74">Trabalho de Conclusão de Curso apresentado ao Curso Técnico em Informática Integrado ao Ensino Médio do Instituto Federal do Paraná, Campus Colombo, como requisito parcial do Componente Curricular Projeto e Desenvolvimento Software.</text:p>
      <text:p text:style-name="P73">Orientador: Ademir Luiz <text:span text:style-name="T11">do </text:span>Prado.</text:p>
      <text:p text:style-name="P72">Co-Orientador: Richard <text:span text:style-name="T11">Jojima </text:span>Nagamato.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COLOMBO</text:p>
      <text:p text:style-name="P28">2019</text:p>
      <text:p text:style-name="P34">TERMO DE APROVAÇÃO</text:p>
      <text:p text:style-name="P29"/>
      <text:p text:style-name="P29"/>
      <text:p text:style-name="P31"/>
      <text:p text:style-name="P41"/>
      <text:p text:style-name="P41">GUSTAVO LEONART</text:p>
      <text:p text:style-name="P41">MIGUEL THEODORO DOS SANTOS NOWAKOWSKI</text:p>
      <text:p text:style-name="P41"/>
      <text:p text:style-name="P41"/>
      <text:p text:style-name="P41"/>
      <text:p text:style-name="P41"/>
      <text:p text:style-name="P41">GERENCIAMENTO DE CONFEITARIA</text:p>
      <text:p text:style-name="P38"/>
      <text:p text:style-name="P38"/>
      <text:p text:style-name="P38">Trabalho de Conclusão de Curso apresentado ao Curso Técnico de Informática do Instituto Federal do Paraná, como requisito parcial para a obtenção do título de Técnico em Informática.</text:p>
      <text:p text:style-name="P41"/>
      <text:p text:style-name="P30"/>
      <text:p text:style-name="P39">Orientador: _________________________</text:p>
      <text:p text:style-name="P39"><text:tab/> <text:s text:c="7"/>Prof. Msc. Ademir Luiz do Prado</text:p>
      <text:p text:style-name="P39">Coorientador: _____________________________</text:p>
      <text:p text:style-name="P39"><text:tab/> <text:s text:c="7"/><text:tab/> Prof. Msc. Richard Jojima Nagamato</text:p>
      <text:p text:style-name="P39"><text:tab/> <text:s text:c="7"/>_________________________</text:p>
      <text:p text:style-name="P39"><text:tab/> <text:s text:c="7"/>Prof. <text:span text:style-name="T22">Dr. Eduardo Liquio Takao</text:span></text:p>
      <text:p text:style-name="P40"><text:tab/> <text:s text:c="7"/>_____________________________</text:p>
      <text:p text:style-name="P39"><text:tab/> <text:s text:c="7"/>Prof. Msc. Richard </text:p>
      <text:p text:style-name="Text_20_body"/>
      <text:p text:style-name="Text_20_body"/>
      <text:p text:style-name="P30"/>
      <text:p text:style-name="P30"/>
      <text:p text:style-name="P46"/>
      <text:p text:style-name="P46"/>
      <text:p text:style-name="P46"/>
      <text:p text:style-name="P46">Colombo, 12 de junho de 2019</text:p>
      <text:p text:style-name="P33">DEDICATÓRIA</text:p>
      <text:p text:style-name="P32">AGRADECIMENTOS</text:p>
      <text:p text:style-name="P20">RESUMO</text:p>
      <text:p text:style-name="P4"/>
      <text:p text:style-name="P57">Será desenvolvido um sistema para gerenciamento de uma confeitaria, tendo como principais funções: agendamentos de pedidos, cadastro de clientes e de produtos e gerenciamento de estoque. O sistema será desenvolvido utilizando MVC(Model View Controller), C#, HTML, CSS e JavaScript. Para o Sistema Gerenciador de Banco de Dados(SGBD) será utilizado o SQLServer. <text:s/>O sistema será hospedado em um servidor na internet. Será disponibilizado a opção para o cliente fazer seu cadastro e seu(s) pedido(s) pela internet.</text:p>
      <text:p text:style-name="P57"/>
      <text:p text:style-name="P56"><text:span text:style-name="Fonte_20_parág._20_padrão"><text:span text:style-name="T7">Palavras-Chaves: </text:span></text:span><text:span text:style-name="Fonte_20_parág._20_padrão"><text:span text:style-name="T6">sistema, gerenciamento, internet.</text:span></text:span></text:p>
      <text:p text:style-name="P23"><text:span text:style-name="Fonte_20_parág._20_padrão"><text:span text:style-name="T5">ABSTRACT</text:span></text:span></text:p>
      <text:p text:style-name="P5"><text:span text:style-name="Fonte_20_parág._20_padrão"><text:span text:style-name="T5"/></text:span></text:p>
      <text:p text:style-name="P63"><text:span text:style-name="Fonte_20_parág._20_padrão"><text:span text:style-name="T8">A system for the management of a confectionery will be developed, with the following main functions: order scheduling, customer and product registration, and inventory management. The system will be developed using MVC (Model View Controller), C #, HTML, CSS and JavaScript. For the Database Management System (DBMS) SQLServer will be used. The system will be hosted on a server on the internet. The option will be made available to the customer to make their registration and their request (s) over the internet.</text:span></text:span></text:p>
      <text:p text:style-name="P5"><text:span text:style-name="Fonte_20_parág._20_padrão"><text:span text:style-name="T4"/></text:span></text:p>
      <text:p text:style-name="P62"><text:span text:style-name="Fonte_20_parág._20_padrão"><text:span text:style-name="T19">Keywords</text:span></text:span><text:span text:style-name="Fonte_20_parág._20_padrão"><text:span text:style-name="T18">: </text:span></text:span><text:span text:style-name="Fonte_20_parág._20_padrão"><text:span text:style-name="T21">system</text:span></text:span><text:span text:style-name="Fonte_20_parág._20_padrão"><text:span text:style-name="T20">, </text:span></text:span><text:span text:style-name="Fonte_20_parág._20_padrão"><text:span text:style-name="T21">manegament</text:span></text:span><text:span text:style-name="Fonte_20_parág._20_padrão"><text:span text:style-name="T20">, internet.</text:span></text:span></text:p>
      <text:p text:style-name="Título_20_Projeto"/>
      <text:p text:style-name="P25"><text:span text:style-name="T9">LISTA DE FIGURAS</text:span><text:span text:style-name="T2"> </text:span></text:p>
      <text:p text:style-name="P21"><text:span text:style-name="T3">LISTA</text:span><text:span text:style-name="T2"> DE TABELAS</text:span></text:p>
      <text:p text:style-name="P22">LISTA DE ABREVIATURAS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86">CSS</text:p>
          </table:table-cell>
          <table:table-cell table:style-name="Tabela2.B1" office:value-type="string">
            <text:p text:style-name="P87">Cascade Style Sheet</text:p>
          </table:table-cell>
        </table:table-row>
        <table:table-row>
          <table:table-cell table:style-name="Tabela2.A2" office:value-type="string">
            <text:p text:style-name="P86">DER</text:p>
          </table:table-cell>
          <table:table-cell table:style-name="Tabela2.B2" office:value-type="string">
            <text:p text:style-name="P87">Diagrama Entidade Relacionamento</text:p>
          </table:table-cell>
        </table:table-row>
        <table:table-row>
          <table:table-cell table:style-name="Tabela2.A2" office:value-type="string">
            <text:p text:style-name="P86">HTML</text:p>
          </table:table-cell>
          <table:table-cell table:style-name="Tabela2.B2" office:value-type="string">
            <text:p text:style-name="P87"><text:span text:style-name="T31">Hypertext Markup Language</text:span> </text:p>
          </table:table-cell>
        </table:table-row>
        <table:table-row>
          <table:table-cell table:style-name="Tabela2.A2" office:value-type="string">
            <text:p text:style-name="P84">JS</text:p>
          </table:table-cell>
          <table:table-cell table:style-name="Tabela2.B2" office:value-type="string">
            <text:p text:style-name="P84">JavaScript</text:p>
          </table:table-cell>
        </table:table-row>
        <table:table-row>
          <table:table-cell table:style-name="Tabela2.A2" office:value-type="string">
            <text:p text:style-name="P85">SASS</text:p>
          </table:table-cell>
          <table:table-cell table:style-name="Tabela2.B2" office:value-type="string">
            <text:p text:style-name="P83"/>
          </table:table-cell>
        </table:table-row>
        <table:table-row>
          <table:table-cell table:style-name="Tabela2.A2" office:value-type="string">
            <text:p text:style-name="P85">UML</text:p>
          </table:table-cell>
          <table:table-cell table:style-name="Tabela2.B2" office:value-type="string">
            <text:p text:style-name="P83"/>
          </table:table-cell>
        </table:table-row>
        <table:table-row>
          <table:table-cell table:style-name="Tabela2.A2" office:value-type="string">
            <text:p text:style-name="P84">XML</text:p>
          </table:table-cell>
          <table:table-cell table:style-name="Tabela2.B2" office:value-type="string">
            <text:p text:style-name="P84"/>
          </table:table-cell>
        </table:table-row>
      </table:table>
      <text:p text:style-name="P14"/>
      <text:p text:style-name="P26">SUMÁRIO</text:p>
      <text:p text:style-name="P15"/>
      <text:list xml:id="list555318731" text:style-name="WWNum2">
        <text:list-item>
          <text:p text:style-name="Heading_20_1"><text:bookmark-start text:name="_Toc526124447"/><text:bookmark text:name="_Toc526124446"/><text:bookmark text:name="_Toc69143082"/><text:bookmark text:name="_Toc69141283"/><text:bookmark text:name="_Toc69141267"/><text:bookmark-start text:name="__RefHeading___Toc1969_3245495100"/>I<text:bookmark-end text:name="_Toc526124447"/>NTRODUÇÃO<text:bookmark-end text:name="__RefHeading___Toc1969_3245495100"/></text:p>
        </text:list-item>
      </text:list>
      <text:h text:style-name="P109" text:outline-level="2" text:is-list-header="true"/>
      <text:p text:style-name="P36"/>
      <text:list xml:id="list120534160371978" text:continue-numbering="true" text:style-name="WWNum2">
        <text:list-item>
          <text:list>
            <text:list-item>
              <text:h text:style-name="P110" text:outline-level="2"><text:bookmark-start text:name="__RefHeading___Toc3769_3245495100"/>JUSTIFICATIVAS<text:bookmark-end text:name="__RefHeading___Toc3769_3245495100"/></text:h>
            </text:list-item>
          </text:list>
        </text:list-item>
      </text:list>
      <text:p text:style-name="P12"/>
      <text:p text:style-name="P37"><text:bookmark text:name="docs-internal-guid-8391901c-7fff-6a59-1494-25e0c30b3da6"/>Para gerenciar uma confeitaria é necessário que o sistema seja informatizado. Quando não há um sistema de gerenciamento, utilizando do controle manual pode ocasionar problemas no controle de estoque e fluxo de caixa. Outro problema é a dificuldade na consulta de informações necessárias para um pedido, por exemplo. </text:p>
      <text:h text:style-name="P115" text:outline-level="2">HIPÓTESE</text:h>
      <text:p text:style-name="P91">O software ajudará sim na questão de controle de recursos, pois mesmo que manualmente seja feito “correto”, ainda pode haver algumas falhas imperceptíveis.</text:p>
      <text:h text:style-name="Heading_20_2" text:outline-level="2"><text:bookmark-start text:name="__RefHeading___Toc1973_3245495100"/><text:bookmark-start text:name="_Toc68452624"/><text:bookmark-start text:name="_Toc68452989"/><text:bookmark-start text:name="_Toc69134385"/><text:bookmark-start text:name="_Toc69135421"/><text:bookmark-start text:name="_Toc69136239"/><text:bookmark-start text:name="_Toc69136253"/><text:bookmark-start text:name="_Toc69138848"/><text:bookmark-start text:name="_Toc69141269"/><text:bookmark-start text:name="_Toc69141285"/><text:bookmark-start text:name="_Toc69143084"/><text:bookmark-start text:name="_Toc526124449"/>O<text:bookmark-end text:name="_Toc68452624"/><text:bookmark-end text:name="_Toc68452989"/><text:bookmark-end text:name="_Toc69134385"/><text:bookmark-end text:name="_Toc69135421"/><text:bookmark-end text:name="_Toc69136239"/><text:bookmark-end text:name="_Toc69136253"/><text:bookmark-end text:name="_Toc69138848"/><text:bookmark-end text:name="_Toc69141269"/><text:bookmark-end text:name="_Toc69141285"/><text:bookmark-end text:name="_Toc69143084"/><text:bookmark-end text:name="_Toc526124449"/>BJETIVOS<text:bookmark-end text:name="__RefHeading___Toc1973_3245495100"/></text:h>
      <text:p text:style-name="P16"/>
      <text:h text:style-name="Heading_20_3" text:outline-level="3"><text:bookmark-start text:name="__RefHeading___Toc3771_3245495100"/>OBJETIVO GERAL<text:bookmark-end text:name="__RefHeading___Toc3771_3245495100"/></text:h>
      <text:p text:style-name="Text_20_body">Criar um software para o gerenciamento de uma confeitaria.</text:p>
      <text:p text:style-name="P55"/>
      <text:h text:style-name="Heading_20_3" text:outline-level="3"><text:bookmark-start text:name="__RefHeading___Toc1521_1235948470"/>OBJETIVOS ESPECÍFICOS<text:bookmark-end text:name="__RefHeading___Toc1521_1235948470"/></text:h>
      <text:list xml:id="list3096528510" text:style-name="L1">
        <text:list-item>
          <text:list>
            <text:list-item>
              <text:p text:style-name="P90"><text:bookmark text:name="docs-internal-guid-0bc0c2a5-7fff-5e8c-3165-2ada34fdefe2"/>Gerenciar cadastro de Cliente;</text:p>
            </text:list-item>
            <text:list-item>
              <text:p text:style-name="P90">Gerenciar cadastro de Funcionários;</text:p>
            </text:list-item>
            <text:list-item>
              <text:p text:style-name="P90">Gerenciar o Controle de estoque;</text:p>
            </text:list-item>
            <text:list-item>
              <text:p text:style-name="P90">Criar e gerenciar uma agenda virtual;</text:p>
            </text:list-item>
            <text:list-item>
              <text:p text:style-name="P90">Publicação de receitas no sistema;</text:p>
            </text:list-item>
          </text:list>
        </text:list-item>
      </text:list>
      <text:p text:style-name="P55"/>
      <text:p text:style-name="P11"/>
      <text:list xml:id="list120534414980226" text:continue-list="list120534160371978" text:style-name="WWNum2">
        <text:list-item>
          <text:list>
            <text:list-header>
              <text:h text:style-name="P116" text:outline-level="2"/>
            </text:list-header>
          </text:list>
        </text:list-item>
      </text:list>
      <text:p text:style-name="P6"/>
      <text:p text:style-name="P6"/>
      <text:p text:style-name="Standard"/>
      <text:list xml:id="list120535463957635" text:continue-numbering="true" text:style-name="WWNum2">
        <text:list-item>
          <text:p text:style-name="P106">DESENVOLVIMENTO DO PROJETO</text:p>
        </text:list-item>
      </text:list>
      <text:p text:style-name="P13"/>
      <text:p text:style-name="P77">Este documento especifica os requisitos dos sistemas as serem desenvolvidos pela Leonowas, fornecendo aos desenvolvedores as informações necessárias para as implementações e o projeto, assim como para a realização dos testes e homologação do sistema.</text:p>
      <text:p text:style-name="P75">Este documento se destina aos arquitetos de softwares, engenheiros de softwares, testadores, funcionários e os gerenciadores de sistema.</text:p>
      <text:p text:style-name="P76">O projeto visa criar um sistema de gerenciamento para uma confeitaria que vende bolos, doces e outros tipos de guloseimas de forma de encomenda online. Teremos um controle interno dos recursos, das mercadorias, o qual nos informará caso haja algum problema ou que seja necessária uma atualização. As vendas serão realizadas para os clientes que tenham cadastrado e comprovado: sua residência, seu telefone data de nascimento e seu e-mail, os clientes terão acesso a informações do produto, tais como: preço e os dados técnicos dos produtos. Feita a escolha do(s) produto(s) será gerado o comprovante para o pagamento, o cliente poderá escolher entre pagar com cartão ou com dinheiro. Em caso de venda, o cliente deverá esperar até o dia em que foi encomendado para que possa buscar seu produto no estabelecimento. O cliente terá acesso uma área onde ele possuirá vários recursos como: comprovante de compras, data até o produto ser finalizado, reserva de produtos, promoções especiais e promoções nos dias de aniversários de clientes.</text:p>
      <text:list xml:id="list120535234070802" text:continue-numbering="true" text:style-name="WWNum2">
        <text:list-item>
          <text:list>
            <text:list-item>
              <text:h text:style-name="P111" text:outline-level="2"><text:bookmark text:name="_Toc70049008"/><text:bookmark-start text:name="__RefHeading___Toc1985_3245495100"/><text:bookmark-start text:name="_Toc526124455"/><text:bookmark-start text:name="_Toc68874256"/>DESCRIÇÃO DOS USUÁRIOS<text:bookmark-end text:name="__RefHeading___Toc1985_3245495100"/><text:bookmark-end text:name="_Toc526124455"/><text:bookmark-end text:name="_Toc68874256"/></text:h>
            </text:list-item>
          </text:list>
        </text:list-item>
      </text:list>
      <text:p text:style-name="P88">Serão os gerenciadores do sistema, clientes e funcionários.</text:p>
      <text:p text:style-name="P88">Os gerenciadores do sistema terão acessa a todo o sistema.</text:p>
      <text:p text:style-name="P88">Os clientes poderão fazer e retirar encomendas e realizar reservas dos produtos.</text:p>
      <text:p text:style-name="P88">Os funcionários terão cuidaram do processo de encomendas e reservas dos clientes.</text:p>
      <text:p text:style-name="P59"><text:s/></text:p>
      <text:list xml:id="list120534374217745" text:continue-numbering="true" text:style-name="WWNum2">
        <text:list-item>
          <text:list>
            <text:list-item>
              <text:h text:style-name="P112" text:outline-level="2"><text:bookmark-start text:name="_Toc526124456"/><text:bookmark-start text:name="_Ref70049455"/><text:bookmark-start text:name="__RefHeading___Toc1987_3245495100"/>R<text:bookmark-end text:name="_Toc526124456"/><text:bookmark-end text:name="_Ref70049455"/>EQUISITOS FUNCIONAIS<text:bookmark-end text:name="__RefHeading___Toc1987_3245495100"/></text:h>
              <text:list>
                <text:list-header>
                  <text:p text:style-name="P94"/>
                </text:list-header>
                <text:list-item>
                  <text:p text:style-name="Título3"><text:bookmark-start text:name="__RefHeading___Toc1523_1235948470"/>RF001-Cadastrar Cliente<text:bookmark-end text:name="__RefHeading___Toc1523_1235948470"/></text:p>
                </text:list-item>
              </text:list>
            </text:list-item>
          </text:list>
        </text:list-item>
      </text:list>
      <text:p text:style-name="P88"><text:soft-page-break/>Este requisito tem como função cadastrar todos os cliente<text:span text:style-name="T12">s</text:span>.</text:p>
      <text:p text:style-name="P60"><text:tab/></text:p>
      <text:list xml:id="list120536208603568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25_1235948470"/>RF002-Cadastrar Funcionário<text:bookmark-end text:name="__RefHeading___Toc1525_1235948470"/></text:p>
                </text:list-item>
              </text:list>
            </text:list-item>
          </text:list>
        </text:list-item>
      </text:list>
      <text:p text:style-name="P88">Este requisito tem como função cadastrar todos os funcionários.</text:p>
      <text:p text:style-name="P60"/>
      <text:list xml:id="list120535934570367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27_1235948470"/>RF003-Cadastrar Produto<text:bookmark-end text:name="__RefHeading___Toc1527_1235948470"/></text:p>
                </text:list-item>
              </text:list>
            </text:list-item>
          </text:list>
        </text:list-item>
      </text:list>
      <text:p text:style-name="P88">Este requisito tem como função cadastrar todos os produtos.</text:p>
      <text:p text:style-name="P60"/>
      <text:list xml:id="list120536152751831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29_1235948470"/>RF004-Cadastrar Horário<text:bookmark-end text:name="__RefHeading___Toc1529_1235948470"/></text:p>
                </text:list-item>
              </text:list>
            </text:list-item>
          </text:list>
        </text:list-item>
      </text:list>
      <text:p text:style-name="P88">Este requisito tem como função cadastrar a Data de Entrega e Data do Pedido.</text:p>
      <text:p text:style-name="P60"/>
      <text:list xml:id="list120536006269069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31_1235948470"/>RF004-Cadastrar Recursos<text:bookmark-end text:name="__RefHeading___Toc1531_1235948470"/></text:p>
                </text:list-item>
              </text:list>
            </text:list-item>
          </text:list>
        </text:list-item>
      </text:list>
      <text:p text:style-name="P88"><text:tab/>Este requisito tem como função cadastrar todos os Recursos utilizados pela empresa..</text:p>
      <text:list xml:id="list120535453533589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33_1235948470"/>RF006-Cadastrar Fornecedor<text:bookmark-end text:name="__RefHeading___Toc1533_1235948470"/></text:p>
                </text:list-item>
              </text:list>
            </text:list-item>
          </text:list>
        </text:list-item>
      </text:list>
      <text:p text:style-name="P88">Este requisito tem como função cadastrar todos os fornecedores.</text:p>
      <text:p text:style-name="P60"/>
      <text:list xml:id="list120536289618837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35_1235948470"/>RF007-Consultar Cliente<text:bookmark-end text:name="__RefHeading___Toc1535_1235948470"/></text:p>
                </text:list-item>
              </text:list>
            </text:list-item>
          </text:list>
        </text:list-item>
      </text:list>
      <text:p text:style-name="P88"><text:span text:style-name="T13">E</text:span>ste requisito tem como finalidade Consultar os dados do Cliente.</text:p>
      <text:p text:style-name="P60"/>
      <text:list xml:id="list120534941108123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37_1235948470"/>RF008-Consultar Funcionário<text:bookmark-end text:name="__RefHeading___Toc1537_1235948470"/></text:p>
                </text:list-item>
              </text:list>
            </text:list-item>
          </text:list>
        </text:list-item>
      </text:list>
      <text:p text:style-name="P88">Este requisito tem como finalidade Consultar os dados do Funcionário.</text:p>
      <text:p text:style-name="P60"/>
      <text:list xml:id="list120535581527153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39_1235948470"/>RF009-Consultar Produto<text:bookmark-end text:name="__RefHeading___Toc1539_1235948470"/></text:p>
                </text:list-item>
              </text:list>
            </text:list-item>
          </text:list>
        </text:list-item>
      </text:list>
      <text:p text:style-name="P88">Este requisito tem como finalidade Consultar os dados do Produto.</text:p>
      <text:p text:style-name="P60"/>
      <text:list xml:id="list120535117488367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41_1235948470"/>RF010-Consultar Horário<text:bookmark-end text:name="__RefHeading___Toc1541_1235948470"/></text:p>
                </text:list-item>
              </text:list>
            </text:list-item>
          </text:list>
        </text:list-item>
      </text:list>
      <text:p text:style-name="P88">Este requisito tem como finalidade Consultar a Data de entrega e o agendamento.</text:p>
      <text:p text:style-name="P60"/>
      <text:list xml:id="list120535600122782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43_1235948470"/>RF011-Consultar Recursos<text:bookmark-end text:name="__RefHeading___Toc1543_1235948470"/></text:p>
                </text:list-item>
              </text:list>
            </text:list-item>
          </text:list>
        </text:list-item>
      </text:list>
      <text:p text:style-name="P88">Este requisito tem como finalidade Consultar os Recursos necessários.</text:p>
      <text:p text:style-name="P60"/>
      <text:list xml:id="list120535682310947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45_1235948470"/>RF012-Consultar Fornecedor<text:bookmark-end text:name="__RefHeading___Toc1545_1235948470"/></text:p>
                </text:list-item>
              </text:list>
            </text:list-item>
          </text:list>
        </text:list-item>
      </text:list>
      <text:p text:style-name="P88">Este requisito tem como finalidade Consultar os dados do fornecedor.</text:p>
      <text:p text:style-name="P60"/>
      <text:list xml:id="list120535502561553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47_1235948470"/>RF013-Excluir Cliente<text:bookmark-end text:name="__RefHeading___Toc1547_1235948470"/></text:p>
                </text:list-item>
              </text:list>
            </text:list-item>
          </text:list>
        </text:list-item>
      </text:list>
      <text:p text:style-name="P88">Este requisito tem como objetivo excluir os dados do Cliente.</text:p>
      <text:p text:style-name="P60"><text:soft-page-break/></text:p>
      <text:list xml:id="list120534231562630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49_1235948470"/>RF014-Excluir Funcionário<text:bookmark-end text:name="__RefHeading___Toc1549_1235948470"/></text:p>
                </text:list-item>
              </text:list>
            </text:list-item>
          </text:list>
        </text:list-item>
      </text:list>
      <text:p text:style-name="P88">Este requisito tem como objetivo excluir os dados do Funcionário.</text:p>
      <text:p text:style-name="P60"/>
      <text:list xml:id="list120535708245551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51_1235948470"/>RF015-Excluir Produto<text:bookmark-end text:name="__RefHeading___Toc1551_1235948470"/></text:p>
                </text:list-item>
              </text:list>
            </text:list-item>
          </text:list>
        </text:list-item>
      </text:list>
      <text:p text:style-name="P88">Este requisito tem como objetivo excluir os dados do Produto.</text:p>
      <text:p text:style-name="P60"/>
      <text:list xml:id="list120535266243727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53_1235948470"/>RF015-Excluir Horário<text:bookmark-end text:name="__RefHeading___Toc1553_1235948470"/></text:p>
                </text:list-item>
              </text:list>
            </text:list-item>
          </text:list>
        </text:list-item>
      </text:list>
      <text:p text:style-name="P88">Este requisito tem como objetivo excluir os Pedidos.</text:p>
      <text:p text:style-name="P60"/>
      <text:list xml:id="list120535530345979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55_1235948470"/>RF017-Excluir Recursos<text:bookmark-end text:name="__RefHeading___Toc1555_1235948470"/></text:p>
                </text:list-item>
              </text:list>
            </text:list-item>
          </text:list>
        </text:list-item>
      </text:list>
      <text:p text:style-name="P88">Este requisito tem como objetivo excluir os recursos não utilizados.</text:p>
      <text:p text:style-name="P60"/>
      <text:list xml:id="list120536203337113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57_1235948470"/>RF018-Excluir Fornecedor<text:bookmark-end text:name="__RefHeading___Toc1557_1235948470"/></text:p>
                </text:list-item>
              </text:list>
            </text:list-item>
          </text:list>
        </text:list-item>
      </text:list>
      <text:p text:style-name="P88">Este requisito tem como objetivo excluir o<text:span text:style-name="T12">s</text:span> fornecedores não mais utilizados.</text:p>
      <text:p text:style-name="P60"/>
      <text:list xml:id="list120535436681368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59_1235948470"/>RF019-Alterar Cliente<text:bookmark-end text:name="__RefHeading___Toc1559_1235948470"/></text:p>
                </text:list-item>
              </text:list>
            </text:list-item>
          </text:list>
        </text:list-item>
      </text:list>
      <text:p text:style-name="P88">Este requisito tem como objetivo alterar o dado do Cliente.</text:p>
      <text:p text:style-name="P60"/>
      <text:list xml:id="list120536051184841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61_1235948470"/>RF020-Alterar Funcionário<text:bookmark-end text:name="__RefHeading___Toc1561_1235948470"/></text:p>
                </text:list-item>
              </text:list>
            </text:list-item>
          </text:list>
        </text:list-item>
      </text:list>
      <text:p text:style-name="P88">Este requisito tem como objetivo alterar os dados do Funcionário.</text:p>
      <text:p text:style-name="P60"/>
      <text:list xml:id="list120534590615472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63_1235948470"/>RF021-Alterar Produto<text:bookmark-end text:name="__RefHeading___Toc1563_1235948470"/></text:p>
                </text:list-item>
              </text:list>
            </text:list-item>
          </text:list>
        </text:list-item>
      </text:list>
      <text:p text:style-name="P88">Este requisito tem como objetivo alterar o dado do Produto.</text:p>
      <text:p text:style-name="P60"/>
      <text:list xml:id="list120534775697568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65_1235948470"/>RF022-Alterar Horário<text:bookmark-end text:name="__RefHeading___Toc1565_1235948470"/></text:p>
                </text:list-item>
              </text:list>
            </text:list-item>
          </text:list>
        </text:list-item>
      </text:list>
      <text:p text:style-name="P88">Este requisito tem como objetivo alterar a data de entrega.</text:p>
      <text:p text:style-name="P60"/>
      <text:list xml:id="list120535045934484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67_1235948470"/>RF023-Alterar Recursos<text:bookmark-end text:name="__RefHeading___Toc1567_1235948470"/></text:p>
                </text:list-item>
              </text:list>
            </text:list-item>
          </text:list>
        </text:list-item>
      </text:list>
      <text:p text:style-name="P88">Este requisito tem como objetivo alterar o<text:span text:style-name="T12">s</text:span> dados dos recursos.</text:p>
      <text:p text:style-name="P60"/>
      <text:list xml:id="list120534357948135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69_1235948470"/>RF024-Alterar Fornecedor<text:bookmark-end text:name="__RefHeading___Toc1569_1235948470"/></text:p>
                </text:list-item>
              </text:list>
            </text:list-item>
          </text:list>
        </text:list-item>
      </text:list>
      <text:p text:style-name="P88">Este requisito tem como objetivo alterar os dados dos fornecedores.</text:p>
      <text:p text:style-name="P60"/>
      <text:list xml:id="list120535078676788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71_1235948470"/>RF025-Imprimir Cliente<text:bookmark-end text:name="__RefHeading___Toc1571_1235948470"/></text:p>
                </text:list-item>
              </text:list>
            </text:list-item>
          </text:list>
        </text:list-item>
      </text:list>
      <text:p text:style-name="P88">Este requisito tem como função imprimir os dados do Cliente.</text:p>
      <text:p text:style-name="P60"/>
      <text:list xml:id="list120535896194152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73_1235948470"/>RF026-Imprimir Fornecedor<text:bookmark-end text:name="__RefHeading___Toc1573_1235948470"/></text:p>
                </text:list-item>
              </text:list>
            </text:list-item>
          </text:list>
        </text:list-item>
      </text:list>
      <text:p text:style-name="P88">Este requisito tem como função imprimir os dados do Fornecedor.</text:p>
      <text:p text:style-name="P60"><text:soft-page-break/></text:p>
      <text:list xml:id="list120534545333574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75_1235948470"/>RF027-Imprimir Pedido<text:bookmark-end text:name="__RefHeading___Toc1575_1235948470"/></text:p>
                </text:list-item>
              </text:list>
            </text:list-item>
          </text:list>
        </text:list-item>
      </text:list>
      <text:p text:style-name="P88">Este requisito tem como função imprimir os Pedidos.</text:p>
      <text:p text:style-name="P60"/>
      <text:list xml:id="list120536101750935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77_1235948470"/>RF028-Imprimir Produto<text:bookmark-end text:name="__RefHeading___Toc1577_1235948470"/></text:p>
                </text:list-item>
              </text:list>
            </text:list-item>
          </text:list>
        </text:list-item>
      </text:list>
      <text:p text:style-name="P88">Este requisito tem como função imprimir os dados do Produto.</text:p>
      <text:p text:style-name="P60"/>
      <text:list xml:id="list120534551905054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79_1235948470"/>RF029-Imprimir Horário<text:bookmark-end text:name="__RefHeading___Toc1579_1235948470"/></text:p>
                </text:list-item>
              </text:list>
            </text:list-item>
          </text:list>
        </text:list-item>
      </text:list>
      <text:p text:style-name="P88">Este requisito tem como função imprimir a Data de Entrega.</text:p>
      <text:p text:style-name="P60"/>
      <text:list xml:id="list120534343158638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81_1235948470"/>RF030-Imprimir Recursos<text:bookmark-end text:name="__RefHeading___Toc1581_1235948470"/></text:p>
                </text:list-item>
              </text:list>
            </text:list-item>
          </text:list>
        </text:list-item>
      </text:list>
      <text:p text:style-name="P88">Este requisito tem como função imprimir os dados e o que será utilizado do(s) Recurso(s).</text:p>
      <text:p text:style-name="P60"/>
      <text:list xml:id="list120535243917762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83_1235948470"/>RF031-Imprimir Fornecedor<text:bookmark-end text:name="__RefHeading___Toc1583_1235948470"/></text:p>
                </text:list-item>
              </text:list>
            </text:list-item>
          </text:list>
        </text:list-item>
      </text:list>
      <text:p text:style-name="P88">Este requisito tem como função imprimir os dados do Fornecedor.</text:p>
      <text:p text:style-name="P60"/>
      <text:list xml:id="list120535057068041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85_1235948470"/>RF032-Imprimir Nota_Fiscal<text:bookmark-end text:name="__RefHeading___Toc1585_1235948470"/></text:p>
                </text:list-item>
              </text:list>
            </text:list-item>
          </text:list>
        </text:list-item>
      </text:list>
      <text:p text:style-name="P88">Este requisito tem como função imprimir a Nota_Fiscal.</text:p>
      <text:p text:style-name="P60"/>
      <text:list xml:id="list120536293033519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87_1235948470"/>RF033-Manter Cliente<text:bookmark-end text:name="__RefHeading___Toc1587_1235948470"/></text:p>
                </text:list-item>
              </text:list>
            </text:list-item>
          </text:list>
        </text:list-item>
      </text:list>
      <text:p text:style-name="P88">É a função a qual realizará o CRUD, <text:span text:style-name="T12">cadastrará</text:span>, alterar, excluir e consultar o cliente.</text:p>
      <text:p text:style-name="P60"/>
      <text:list xml:id="list120534659353592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89_1235948470"/>RF034<text:span text:style-name="T12">-</text:span>Manter Funcionário<text:bookmark-end text:name="__RefHeading___Toc1589_1235948470"/></text:p>
                </text:list-item>
              </text:list>
            </text:list-item>
          </text:list>
        </text:list-item>
      </text:list>
      <text:p text:style-name="P88">É a função a qual realizará o CRUD, <text:span text:style-name="T12">cadastrará</text:span>, alterar, excluir e consultar o Funcionário.</text:p>
      <text:p text:style-name="P60"/>
      <text:list xml:id="list120536198164002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91_1235948470"/>RF035<text:span text:style-name="T12">-</text:span>Manter Produto<text:bookmark-end text:name="__RefHeading___Toc1591_1235948470"/></text:p>
                </text:list-item>
              </text:list>
            </text:list-item>
          </text:list>
        </text:list-item>
      </text:list>
      <text:p text:style-name="P88">É a função a qual realizará o CRUD, <text:span text:style-name="T12">cadastrará</text:span>, alterar, excluir e consultar o Produto.</text:p>
      <text:p text:style-name="P60"/>
      <text:list xml:id="list120534911906268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93_1235948470"/>RF036-Manter Horário<text:bookmark-end text:name="__RefHeading___Toc1593_1235948470"/></text:p>
                </text:list-item>
              </text:list>
            </text:list-item>
          </text:list>
        </text:list-item>
      </text:list>
      <text:p text:style-name="P88">É a função a qual realizará o CRUD, <text:span text:style-name="T12">cadastrará</text:span>, alterar, excluir e consultar o Horário.</text:p>
      <text:p text:style-name="P60"/>
      <text:list xml:id="list120535048766875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95_1235948470"/>RF037-Manter Recursos<text:bookmark-end text:name="__RefHeading___Toc1595_1235948470"/></text:p>
                </text:list-item>
              </text:list>
            </text:list-item>
          </text:list>
        </text:list-item>
      </text:list>
      <text:p text:style-name="P88">É a função a qual realizará o CRUD, <text:span text:style-name="T12">cadastrará</text:span>, alterar, excluir e consultar o Recursos.</text:p>
      <text:p text:style-name="P60"/>
      <text:list xml:id="list120535477216563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97_1235948470"/><text:soft-page-break/>RF038-Manter Fornecedor<text:bookmark-end text:name="__RefHeading___Toc1597_1235948470"/></text:p>
                </text:list-item>
              </text:list>
            </text:list-item>
          </text:list>
        </text:list-item>
      </text:list>
      <text:p text:style-name="P88"><text:span text:style-name="T14">É a função a qual realizará o CRUD, </text:span><text:span text:style-name="T15">cadastrará</text:span><text:span text:style-name="T14">, alterar, excluir e consultar o Fornecedor.</text:span></text:p>
      <text:p text:style-name="P60"/>
      <text:list xml:id="list120534986355543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99_1235948470"/>RF03<text:span text:style-name="T17">9</text:span>-<text:span text:style-name="T17">Efetuar Login</text:span><text:bookmark-end text:name="__RefHeading___Toc1599_1235948470"/></text:p>
                </text:list-item>
              </text:list>
            </text:list-item>
          </text:list>
        </text:list-item>
      </text:list>
      <text:p text:style-name="P88"><text:span text:style-name="T14">É a função a qual realizará </text:span><text:span text:style-name="T16">a função de validar os dados do usuário que realizar seu login.</text:span></text:p>
      <text:p text:style-name="P61"/>
      <text:list xml:id="list120534940058242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601_1235948470"/>RF0<text:span text:style-name="T17">40</text:span>-<text:span text:style-name="T17">Efetuar Logout</text:span><text:bookmark-end text:name="__RefHeading___Toc1601_1235948470"/></text:p>
                </text:list-item>
              </text:list>
            </text:list-item>
          </text:list>
        </text:list-item>
      </text:list>
      <text:p text:style-name="P89"><text:span text:style-name="T14">É a função a qual realizará </text:span><text:span text:style-name="T16">a função de finalizar a sessão atual do usuário após ter realizado o login.</text:span></text:p>
      <text:p text:style-name="P60"/>
      <text:p text:style-name="P58"/>
      <text:p text:style-name="P58"/>
      <text:h text:style-name="P113" text:outline-level="2"/>
      <text:list xml:id="list120536060759804" text:continue-numbering="true" text:style-name="WWNum2">
        <text:list-item>
          <text:list>
            <text:list-item>
              <text:h text:style-name="P121" text:outline-level="2"><text:bookmark-start text:name="_Ref70049575"/><text:bookmark-start text:name="__RefHeading___Toc2011_3245495100"/><text:bookmark-start text:name="_Ref700494551"/><text:bookmark-start text:name="_Toc5261244561"/><text:bookmark-start text:name="_Toc526124468"/>R<text:bookmark-end text:name="_Ref700494551"/><text:bookmark-end text:name="_Toc5261244561"/>EQUISITOS <text:span text:style-name="T46">NÃO </text:span>FUNCIONAIS<text:bookmark-end text:name="_Ref70049575"/><text:bookmark-end text:name="__RefHeading___Toc2011_3245495100"/><text:bookmark-end text:name="_Toc526124468"/></text:h>
            </text:list-item>
          </text:list>
        </text:list-item>
      </text:list>
      <text:p text:style-name="P39"/>
      <text:p text:style-name="P42">&lt;Descreve os requisitos não-funcionais do sistema. Os requisitos são descritos nas próximas subseções. Tais como: </text:p>
      <text:list xml:id="list2022360202" text:style-name="WWNum3">
        <text:list-item>
          <text:p text:style-name="P97"><text:span text:style-name="T51">Segurança</text:span>: <text:span text:style-name="T51">O sistema deverá ter uma ótima e eficaz segurança de seus usuários</text:span></text:p>
        </text:list-item>
        <text:list-item>
          <text:p text:style-name="P96"><text:bookmark-start text:name="_Toc68874263"/>Performance<text:bookmark-end text:name="_Toc68874263"/>: <text:span text:style-name="T48">O sistema web deverá conter um tempo de resposta rápido, pois caso haja uma demorla muito grande o site pode deixar de ser visitado por outros ou pelos mesmos que visitaram anteriormente. </text:span></text:p>
        </text:list-item>
        <text:list-item>
          <text:p text:style-name="P96"><text:bookmark-start text:name="_Toc68874264"/>Usabilidade<text:bookmark-end text:name="_Toc68874264"/>: <text:span text:style-name="T49">O sistema web deverá ser de fácil uso, principalmente ao usuário, além de que os funcionários deveram utilizar o sistema apenas quanto tiverem o básico de conhecimento sobre o sistema.</text:span></text:p>
        </text:list-item>
        <text:list-item>
          <text:p text:style-name="P98"><text:bookmark-start text:name="_Toc68874265"/><text:span text:style-name="T10">Confiabilidade</text:span><text:bookmark-end text:name="_Toc68874265"/><text:span text:style-name="T10">: </text:span><text:span text:style-name="T50">O</text:span><text:span text:style-name="T28"> sistema </text:span><text:span text:style-name="T29">web </text:span><text:span text:style-name="T28">deverá ter alta disponibilidade </text:span><text:span text:style-name="T29">100</text:span><text:span text:style-name="T28">% do tempo, </text:span><text:span text:style-name="T30">baixa frequência de falhas, além haver constantes verificações no sistema para a atualização e correção de falhas.</text:span></text:p>
        </text:list-item>
        <text:list-item>
          <text:p text:style-name="P96"><text:bookmark-start text:name="_Toc68874266"/>Padrões<text:bookmark-end text:name="_Toc68874266"/>: <text:span text:style-name="T49">Uso de linguagem de programação web em qualquer IDE e para dados na plataforma SQLServer.</text:span></text:p>
        </text:list-item>
        <text:list-item>
          <text:p text:style-name="P96"><text:bookmark-start text:name="_Toc68874267"/>Hardware e Software<text:bookmark-end text:name="_Toc68874267"/>:</text:p>
        </text:list-item>
      </text:list>
      <text:p text:style-name="P39">&gt;</text:p>
      <text:list xml:id="list120534727716396" text:continue-list="list120536060759804" text:style-name="WWNum2">
        <text:list-item>
          <text:list>
            <text:list-item>
              <text:h text:style-name="P114" text:outline-level="2"><text:bookmark-start text:name="_Toc526124469"/><text:bookmark-start text:name="__RefHeading___Toc2013_3245495100"/>R<text:bookmark-end text:name="_Toc526124469"/>NF001 – SLQServer - <text:bookmark-end text:name="__RefHeading___Toc2013_3245495100"/></text:h>
            </text:list-item>
          </text:list>
        </text:list-item>
      </text:list>
      <text:p text:style-name="P42"><text:s text:c="2"/></text:p>
      <text:list xml:id="list120535125231838" text:continue-numbering="true" text:style-name="WWNum2">
        <text:list-item>
          <text:list>
            <text:list-item>
              <text:h text:style-name="P111" text:outline-level="2"><text:bookmark-start text:name="_Toc526124470"/><text:bookmark-start text:name="__RefHeading___Toc2015_3245495100"/>&lt;RNF002&gt;&lt;Requisito não-funcional 2&gt;<text:bookmark-end text:name="_Toc526124470"/><text:bookmark-end text:name="__RefHeading___Toc2015_3245495100"/></text:h>
            </text:list-item>
          </text:list>
        </text:list-item>
      </text:list>
      <text:p text:style-name="P39"><text:span text:style-name="T1">&lt;Descreva nesta seção o requisito </text:span>não-<text:span text:style-name="T1">funcional 2.&gt;</text:span></text:p>
      <text:list xml:id="list120535214166801" text:continue-numbering="true" text:style-name="WWNum2">
        <text:list-item>
          <text:list>
            <text:list-item>
              <text:h text:style-name="P111" text:outline-level="2"><text:bookmark-start text:name="_Toc526124471"/><text:bookmark-start text:name="__RefHeading___Toc2017_3245495100"/>...<text:bookmark-end text:name="_Toc526124471"/><text:bookmark-end text:name="__RefHeading___Toc2017_3245495100"/></text:h>
            </text:list-item>
            <text:list-item>
              <text:h text:style-name="P111" text:outline-level="2"><text:bookmark-start text:name="_Toc526124472"/><text:bookmark-start text:name="__RefHeading___Toc2019_3245495100"/>&lt;RNF00N&gt;&lt;Requisito não-funcional n&gt;<text:bookmark-end text:name="_Toc526124472"/><text:bookmark-end text:name="__RefHeading___Toc2019_3245495100"/></text:h>
            </text:list-item>
          </text:list>
        </text:list-item>
      </text:list>
      <text:p text:style-name="P39"><text:span text:style-name="T1">&lt;Descreva nesta seção o requisito </text:span>não-<text:span text:style-name="T1">funcional n.&gt;</text:span></text:p>
      <text:p text:style-name="P39"/>
      <text:h text:style-name="Heading_20_2" text:outline-level="2"><text:bookmark-start text:name="_Toc526124473"/><text:bookmark-start text:name="__RefHeading___Toc2021_3245495100"/><text:soft-page-break/>Diagramas de Casos de Uso<text:bookmark-end text:name="_Toc526124473"/><text:bookmark-end text:name="__RefHeading___Toc2021_3245495100"/></text:h>
      <text:h text:style-name="Heading_20_3" text:outline-level="3"><text:bookmark-start text:name="_Toc526124474"/><text:bookmark-start text:name="__RefHeading___Toc2023_3245495100"/>RF001-Cadastrar <text:bookmark-end text:name="_Toc526124474"/><text:span text:style-name="T52">Cliente</text:span><text:bookmark-end text:name="__RefHeading___Toc2023_3245495100"/></text:h>
      <text:p text:style-name="P51"><text:bookmark-start text:name="_Toc496175455"/>Figura <text:sequence text:ref-name="refIllustration0" text:name="Illustration" text:formula="ooow:Illustration+1" style:num-format="1">1</text:sequence><text:s/>– Processo Cadastrar <text:bookmark-end text:name="_Toc496175455"/><text:span text:style-name="T52">Cliente</text:span></text:p>
      <text:h text:style-name="Heading_20_3" text:outline-level="3"><text:bookmark-start text:name="_Toc526124475"/><text:bookmark-start text:name="__RefHeading___Toc2025_3245495100"/>RF002-Cadastrar <text:bookmark-end text:name="_Toc526124475"/><text:span text:style-name="T52">Funcionário</text:span><text:bookmark-end text:name="__RefHeading___Toc2025_3245495100"/></text:h>
      <text:p text:style-name="P47"><text:bookmark-start text:name="_Toc496175456"/>Figura <text:sequence text:ref-name="refIllustration1" text:name="Illustration" text:formula="ooow:Illustration+1" style:num-format="1">2</text:sequence><text:s/>– Processo Cadastrar <text:bookmark-end text:name="_Toc496175456"/><text:span text:style-name="T52">Funcionário</text:span></text:p>
      <text:h text:style-name="Heading_20_3" text:outline-level="3"><text:bookmark-start text:name="_Toc526124476"/><text:bookmark-start text:name="__RefHeading___Toc2027_3245495100"/>RF003-Cadastrar <text:bookmark-end text:name="_Toc526124476"/><text:span text:style-name="T52">Produtos</text:span><text:bookmark-end text:name="__RefHeading___Toc2027_3245495100"/></text:h>
      <text:p text:style-name="P51"><text:bookmark-start text:name="_Toc496175457"/>Figura <text:sequence text:ref-name="refIllustration2" text:name="Illustration" text:formula="ooow:Illustration+1" style:num-format="1">3</text:sequence><text:s/>– Processo Cadastrar <text:bookmark-end text:name="_Toc496175457"/><text:span text:style-name="T52">Produtos</text:span></text:p>
      <text:h text:style-name="P99" text:outline-level="3"><text:bookmark-start text:name="_Toc5261244741"/>RF00<text:span text:style-name="T52">4</text:span>-Cadastrar <text:bookmark-end text:name="_Toc5261244741"/><text:span text:style-name="T52">Horário</text:span></text:h>
      <text:p text:style-name="P52"><text:bookmark-start text:name="_Toc4961754551"/>Figura <text:sequence text:ref-name="refIllustration3" text:name="Illustration" text:formula="ooow:Illustration+1" style:num-format="1">4</text:sequence><text:s/>– Processo Cadastrar <text:bookmark-end text:name="_Toc4961754551"/><text:span text:style-name="T52">Horário</text:span></text:p>
      <text:h text:style-name="P99" text:outline-level="3"><text:bookmark-start text:name="__RefHeading___Toc2025_32454951001"/><text:bookmark-start text:name="_Toc5261244751"/>RF00<text:span text:style-name="T52">5</text:span>-Cadastrar <text:bookmark-end text:name="_Toc5261244751"/><text:span text:style-name="T52">Recursos</text:span><text:bookmark-end text:name="__RefHeading___Toc2025_32454951001"/></text:h>
      <text:p text:style-name="P48"><text:bookmark-start text:name="_Toc4961754561"/>Figura <text:sequence text:ref-name="refIllustration4" text:name="Illustration" text:formula="ooow:Illustration+1" style:num-format="1">5</text:sequence><text:s/>– Processo Cadastrar <text:bookmark-end text:name="_Toc4961754561"/><text:span text:style-name="T52">Recursos</text:span></text:p>
      <text:h text:style-name="P99" text:outline-level="3"><text:bookmark-start text:name="__RefHeading___Toc2027_32454951001"/><text:bookmark-start text:name="_Toc5261244761"/>RF00<text:span text:style-name="T52">6</text:span>-Cadastrar <text:bookmark-end text:name="_Toc5261244761"/><text:span text:style-name="T52">Fornecedor</text:span><text:bookmark-end text:name="__RefHeading___Toc2027_32454951001"/></text:h>
      <text:p text:style-name="P52"><text:bookmark-start text:name="_Toc4961754571"/>Figura <text:sequence text:ref-name="refIllustration5" text:name="Illustration" text:formula="ooow:Illustration+1" style:num-format="1">6</text:sequence><text:s/>– Processo Cadastrar <text:bookmark-end text:name="_Toc4961754571"/><text:span text:style-name="T52">Fornecedor</text:span></text:p>
      <text:h text:style-name="P100" text:outline-level="3"><text:bookmark-start text:name="_Toc5261244742"/>RF00<text:span text:style-name="T52">7</text:span>-<text:span text:style-name="T52">Consultar</text:span> <text:bookmark-end text:name="_Toc5261244742"/><text:span text:style-name="T52">Cliente</text:span></text:h>
      <text:p text:style-name="P53"><text:bookmark-start text:name="_Toc4961754552"/>Figura <text:sequence text:ref-name="refIllustration6" text:name="Illustration" text:formula="ooow:Illustration+1" style:num-format="1">7</text:sequence><text:s/>– Processo Cadastrar <text:bookmark-end text:name="_Toc4961754552"/><text:span text:style-name="T52">Cliente</text:span></text:p>
      <text:h text:style-name="P100" text:outline-level="3"><text:bookmark-start text:name="__RefHeading___Toc2025_32454951002"/><text:bookmark-start text:name="_Toc5261244752"/>RF00<text:span text:style-name="T52">8</text:span>-<text:span text:style-name="T52">Consultar</text:span> <text:bookmark-end text:name="_Toc5261244752"/><text:span text:style-name="T52">Funcionário</text:span><text:bookmark-end text:name="__RefHeading___Toc2025_32454951002"/></text:h>
      <text:p text:style-name="P49"><text:bookmark-start text:name="_Toc4961754562"/>Figura <text:sequence text:ref-name="refIllustration7" text:name="Illustration" text:formula="ooow:Illustration+1" style:num-format="1">8</text:sequence><text:s/>– Processo Cadastrar <text:bookmark-end text:name="_Toc4961754562"/><text:span text:style-name="T52">Funcionário</text:span></text:p>
      <text:h text:style-name="P100" text:outline-level="3"><text:bookmark-start text:name="__RefHeading___Toc2027_32454951002"/><text:bookmark-start text:name="_Toc5261244762"/>RF00<text:span text:style-name="T52">9</text:span>-<text:span text:style-name="T52">Consultar</text:span> <text:bookmark-end text:name="_Toc5261244762"/><text:span text:style-name="T52">Produtos</text:span><text:bookmark-end text:name="__RefHeading___Toc2027_32454951002"/></text:h>
      <text:p text:style-name="P53"><text:bookmark-start text:name="_Toc4961754572"/>Figura <text:sequence text:ref-name="refIllustration8" text:name="Illustration" text:formula="ooow:Illustration+1" style:num-format="1">9</text:sequence><text:s/>– Processo Cadastrar <text:bookmark-end text:name="_Toc4961754572"/><text:span text:style-name="T52">Produtos</text:span></text:p>
      <text:h text:style-name="P100" text:outline-level="3"><text:bookmark-start text:name="_Toc52612447411"/>RF0<text:span text:style-name="T52">10</text:span>-<text:span text:style-name="T52">Consultar</text:span> <text:bookmark-end text:name="_Toc52612447411"/><text:span text:style-name="T52">Horário</text:span></text:h>
      <text:p text:style-name="P53"><text:bookmark-start text:name="_Toc49617545511"/>Figura <text:sequence text:ref-name="refIllustration9" text:name="Illustration" text:formula="ooow:Illustration+1" style:num-format="1">10</text:sequence><text:s/>– Processo Cadastrar <text:bookmark-end text:name="_Toc49617545511"/><text:span text:style-name="T52">Horário</text:span></text:p>
      <text:h text:style-name="P100" text:outline-level="3"><text:bookmark-start text:name="__RefHeading___Toc2025_324549510011"/><text:bookmark-start text:name="_Toc52612447511"/>RF0<text:span text:style-name="T52">11</text:span>-<text:bookmark-end text:name="_Toc52612447511"/><text:span text:style-name="T52">Consultar Recursos</text:span><text:bookmark-end text:name="__RefHeading___Toc2025_324549510011"/></text:h>
      <text:p text:style-name="P49"><text:bookmark-start text:name="_Toc49617545611"/>Figura <text:sequence text:ref-name="refIllustration10" text:name="Illustration" text:formula="ooow:Illustration+1" style:num-format="1">11</text:sequence><text:s/>– Processo Cadastrar <text:bookmark-end text:name="_Toc49617545611"/><text:span text:style-name="T52">Recursos</text:span></text:p>
      <text:h text:style-name="P100" text:outline-level="3"><text:bookmark-start text:name="__RefHeading___Toc2027_324549510011"/><text:bookmark-start text:name="_Toc52612447611"/>RF0<text:span text:style-name="T52">12</text:span>-<text:bookmark-end text:name="_Toc52612447611"/><text:span text:style-name="T52">Consultar Fornecedor</text:span><text:bookmark-end text:name="__RefHeading___Toc2027_324549510011"/></text:h>
      <text:p text:style-name="P53"><text:bookmark-start text:name="_Toc49617545711"/>Figura <text:sequence text:ref-name="refIllustration11" text:name="Illustration" text:formula="ooow:Illustration+1" style:num-format="1">12</text:sequence><text:s/>– Processo Cadastrar <text:bookmark-end text:name="_Toc49617545711"/><text:span text:style-name="T52">Fornecedor</text:span></text:p>
      <text:h text:style-name="P100" text:outline-level="3"><text:bookmark-start text:name="_Toc5261244743"/>RF0<text:span text:style-name="T52">13</text:span>-<text:span text:style-name="T52">Excluir</text:span> <text:bookmark-end text:name="_Toc5261244743"/><text:span text:style-name="T52">Cliente</text:span></text:h>
      <text:p text:style-name="P53"><text:bookmark-start text:name="_Toc4961754553"/>Figura <text:sequence text:ref-name="refIllustration12" text:name="Illustration" text:formula="ooow:Illustration+1" style:num-format="1">13</text:sequence><text:s/>– Processo Cadastrar <text:bookmark-end text:name="_Toc4961754553"/><text:span text:style-name="T52">Cliente</text:span></text:p>
      <text:h text:style-name="P100" text:outline-level="3"><text:bookmark-start text:name="__RefHeading___Toc2025_32454951003"/><text:bookmark-start text:name="_Toc5261244753"/>RF0<text:span text:style-name="T52">14</text:span>-<text:span text:style-name="T52">Excluir</text:span> <text:bookmark-end text:name="_Toc5261244753"/><text:span text:style-name="T52">Funcionário</text:span><text:bookmark-end text:name="__RefHeading___Toc2025_32454951003"/></text:h>
      <text:p text:style-name="P49"><text:bookmark-start text:name="_Toc4961754563"/>Figura <text:sequence text:ref-name="refIllustration13" text:name="Illustration" text:formula="ooow:Illustration+1" style:num-format="1">14</text:sequence><text:s/>– Processo Cadastrar <text:bookmark-end text:name="_Toc4961754563"/><text:span text:style-name="T52">Funcionário</text:span></text:p>
      <text:h text:style-name="P100" text:outline-level="3"><text:bookmark-start text:name="__RefHeading___Toc2027_32454951003"/><text:bookmark-start text:name="_Toc5261244763"/>RF0<text:span text:style-name="T52">15</text:span>-<text:span text:style-name="T52">Excluir</text:span> <text:bookmark-end text:name="_Toc5261244763"/><text:span text:style-name="T52">Produtos</text:span><text:bookmark-end text:name="__RefHeading___Toc2027_32454951003"/></text:h>
      <text:p text:style-name="P53"><text:bookmark-start text:name="_Toc4961754573"/>Figura <text:sequence text:ref-name="refIllustration14" text:name="Illustration" text:formula="ooow:Illustration+1" style:num-format="1">15</text:sequence><text:s/>– Processo Cadastrar <text:bookmark-end text:name="_Toc4961754573"/><text:span text:style-name="T52">Produtos</text:span></text:p>
      <text:h text:style-name="P100" text:outline-level="3"><text:bookmark-start text:name="_Toc52612447412"/><text:soft-page-break/>RF0<text:span text:style-name="T52">16</text:span>-<text:bookmark-end text:name="_Toc52612447412"/><text:span text:style-name="T52">Excluir</text:span> <text:span text:style-name="T52">Horário</text:span></text:h>
      <text:p text:style-name="P53"><text:bookmark-start text:name="_Toc49617545512"/>Figura <text:sequence text:ref-name="refIllustration15" text:name="Illustration" text:formula="ooow:Illustration+1" style:num-format="1">16</text:sequence><text:s/>– Processo Cadastrar <text:bookmark-end text:name="_Toc49617545512"/><text:span text:style-name="T52">Horário</text:span></text:p>
      <text:h text:style-name="P100" text:outline-level="3"><text:bookmark-start text:name="__RefHeading___Toc2025_324549510012"/><text:bookmark-start text:name="_Toc52612447512"/>RF0<text:span text:style-name="T52">17</text:span>-<text:bookmark-end text:name="_Toc52612447512"/><text:span text:style-name="T52">Excluir</text:span> <text:span text:style-name="T52">Recursos</text:span><text:bookmark-end text:name="__RefHeading___Toc2025_324549510012"/></text:h>
      <text:p text:style-name="P49"><text:bookmark-start text:name="_Toc49617545612"/>Figura <text:sequence text:ref-name="refIllustration16" text:name="Illustration" text:formula="ooow:Illustration+1" style:num-format="1">17</text:sequence><text:s/>– Processo Cadastrar <text:bookmark-end text:name="_Toc49617545612"/><text:span text:style-name="T52">Recursos</text:span></text:p>
      <text:h text:style-name="P100" text:outline-level="3"><text:bookmark-start text:name="__RefHeading___Toc2027_324549510012"/><text:bookmark-start text:name="_Toc52612447612"/>RF0<text:span text:style-name="T52">18</text:span>-<text:bookmark-end text:name="_Toc52612447612"/><text:span text:style-name="T52">Excluir</text:span> <text:span text:style-name="T52">Fornecedor</text:span><text:bookmark-end text:name="__RefHeading___Toc2027_324549510012"/></text:h>
      <text:p text:style-name="P53"><text:bookmark-start text:name="_Toc49617545712"/>Figura <text:sequence text:ref-name="refIllustration17" text:name="Illustration" text:formula="ooow:Illustration+1" style:num-format="1">18</text:sequence><text:s/>– Processo Cadastrar <text:bookmark-end text:name="_Toc49617545712"/><text:span text:style-name="T52">Fornecedor</text:span></text:p>
      <text:h text:style-name="P100" text:outline-level="3"><text:bookmark-start text:name="_Toc5261244744"/>RF0<text:span text:style-name="T52">19</text:span>-<text:span text:style-name="T52">Alterar</text:span> <text:bookmark-end text:name="_Toc5261244744"/><text:span text:style-name="T52">Cliente</text:span></text:h>
      <text:p text:style-name="P53"><text:bookmark-start text:name="_Toc4961754554"/>Figura <text:sequence text:ref-name="refIllustration18" text:name="Illustration" text:formula="ooow:Illustration+1" style:num-format="1">19</text:sequence><text:s/>– Processo Cadastrar <text:bookmark-end text:name="_Toc4961754554"/><text:span text:style-name="T52">Cliente</text:span></text:p>
      <text:h text:style-name="P100" text:outline-level="3"><text:bookmark-start text:name="__RefHeading___Toc2025_32454951004"/><text:bookmark-start text:name="_Toc5261244754"/>RF0<text:span text:style-name="T52">20</text:span>-<text:bookmark-end text:name="_Toc5261244754"/><text:span text:style-name="T52">Alterar</text:span> <text:span text:style-name="T52">Funcionário</text:span><text:bookmark-end text:name="__RefHeading___Toc2025_32454951004"/></text:h>
      <text:p text:style-name="P49"><text:bookmark-start text:name="_Toc4961754564"/>Figura <text:sequence text:ref-name="refIllustration19" text:name="Illustration" text:formula="ooow:Illustration+1" style:num-format="1">20</text:sequence><text:s/>– Processo Cadastrar <text:bookmark-end text:name="_Toc4961754564"/><text:span text:style-name="T52">Funcionário</text:span></text:p>
      <text:h text:style-name="P100" text:outline-level="3"><text:bookmark-start text:name="__RefHeading___Toc2027_32454951004"/><text:bookmark-start text:name="_Toc5261244764"/>RF0<text:span text:style-name="T52">21</text:span>-<text:bookmark-end text:name="_Toc5261244764"/><text:span text:style-name="T52">Alterar</text:span> <text:span text:style-name="T52">Produtos</text:span><text:bookmark-end text:name="__RefHeading___Toc2027_32454951004"/></text:h>
      <text:p text:style-name="P53"><text:bookmark-start text:name="_Toc4961754574"/>Figura <text:sequence text:ref-name="refIllustration20" text:name="Illustration" text:formula="ooow:Illustration+1" style:num-format="1">21</text:sequence><text:s/>– Processo Cadastrar <text:bookmark-end text:name="_Toc4961754574"/><text:span text:style-name="T52">Produtos</text:span></text:p>
      <text:h text:style-name="P100" text:outline-level="3"><text:bookmark-start text:name="_Toc52612447413"/>RF0<text:span text:style-name="T52">22</text:span>-<text:bookmark-end text:name="_Toc52612447413"/><text:span text:style-name="T52">Alterar</text:span> <text:span text:style-name="T52">Horário</text:span></text:h>
      <text:p text:style-name="P53"><text:bookmark-start text:name="_Toc49617545513"/>Figura <text:sequence text:ref-name="refIllustration21" text:name="Illustration" text:formula="ooow:Illustration+1" style:num-format="1">22</text:sequence><text:s/>– Processo Cadastrar <text:bookmark-end text:name="_Toc49617545513"/><text:span text:style-name="T52">Horário</text:span></text:p>
      <text:h text:style-name="P100" text:outline-level="3"><text:bookmark-start text:name="__RefHeading___Toc2025_324549510013"/><text:bookmark-start text:name="_Toc52612447513"/>RF0<text:span text:style-name="T52">23</text:span>-<text:bookmark-end text:name="_Toc52612447513"/><text:span text:style-name="T52">Alterar</text:span> <text:span text:style-name="T52">Recursos</text:span><text:bookmark-end text:name="__RefHeading___Toc2025_324549510013"/></text:h>
      <text:p text:style-name="P49"><text:bookmark-start text:name="_Toc49617545613"/>Figura <text:sequence text:ref-name="refIllustration22" text:name="Illustration" text:formula="ooow:Illustration+1" style:num-format="1">23</text:sequence><text:s/>– Processo Cadastrar <text:bookmark-end text:name="_Toc49617545613"/><text:span text:style-name="T52">Recursos</text:span></text:p>
      <text:h text:style-name="P100" text:outline-level="3"><text:bookmark-start text:name="__RefHeading___Toc2027_324549510013"/><text:bookmark-start text:name="_Toc52612447613"/>RF0<text:span text:style-name="T52">24</text:span>-<text:bookmark-end text:name="_Toc52612447613"/><text:span text:style-name="T52">Alterar</text:span> <text:span text:style-name="T52">Fornecedor</text:span><text:bookmark-end text:name="__RefHeading___Toc2027_324549510013"/></text:h>
      <text:p text:style-name="P53"><text:bookmark-start text:name="_Toc49617545713"/>Figura <text:sequence text:ref-name="refIllustration23" text:name="Illustration" text:formula="ooow:Illustration+1" style:num-format="1">24</text:sequence><text:s/>– Processo Cadastrar <text:bookmark-end text:name="_Toc49617545713"/><text:span text:style-name="T52">Fornecedor</text:span></text:p>
      <text:h text:style-name="P101" text:outline-level="3"><text:bookmark-start text:name="_Toc5261244746"/>RF0<text:span text:style-name="T53">25</text:span>-<text:span text:style-name="T52">Imprimir</text:span> <text:bookmark-end text:name="_Toc5261244746"/><text:span text:style-name="T52">Cliente</text:span></text:h>
      <text:p text:style-name="P54"><text:bookmark-start text:name="_Toc4961754556"/>Figura <text:sequence text:ref-name="refIllustration24" text:name="Illustration" text:formula="ooow:Illustration+1" style:num-format="1">25</text:sequence><text:s/>– Processo <text:span text:style-name="T52">Imprimir</text:span> <text:bookmark-end text:name="_Toc4961754556"/><text:span text:style-name="T52">Cliente</text:span></text:p>
      <text:h text:style-name="P101" text:outline-level="3"><text:bookmark-start text:name="__RefHeading___Toc2025_32454951006"/><text:bookmark-start text:name="_Toc5261244756"/>RF0<text:span text:style-name="T53">26</text:span>-<text:span text:style-name="T52">Imprimir</text:span> <text:bookmark-end text:name="_Toc5261244756"/><text:span text:style-name="T52">Funcionário</text:span><text:bookmark-end text:name="__RefHeading___Toc2025_32454951006"/></text:h>
      <text:p text:style-name="P50"><text:bookmark-start text:name="_Toc4961754566"/>Figura <text:sequence text:ref-name="refIllustration25" text:name="Illustration" text:formula="ooow:Illustration+1" style:num-format="1">26</text:sequence><text:s/>– Processo Cadastrar <text:bookmark-end text:name="_Toc4961754566"/><text:span text:style-name="T52">Funcionário</text:span></text:p>
      <text:h text:style-name="P101" text:outline-level="3"><text:bookmark-start text:name="_Toc52612447661"/>RF0<text:span text:style-name="T53">27</text:span>-<text:bookmark-end text:name="_Toc52612447661"/><text:span text:style-name="T52">Imprimir</text:span> <text:span text:style-name="T53">Pedido</text:span></text:h>
      <text:p text:style-name="P54"><text:bookmark-start text:name="_Toc49617545761"/>Figura <text:sequence text:ref-name="refIllustration26" text:name="Illustration" text:formula="ooow:Illustration+1" style:num-format="1">27</text:sequence><text:s/>– Processo Cadastrar <text:bookmark-end text:name="_Toc49617545761"/><text:span text:style-name="T52">Produtos</text:span></text:p>
      <text:h text:style-name="P101" text:outline-level="3"><text:bookmark-start text:name="__RefHeading___Toc2027_32454951006"/><text:bookmark-start text:name="_Toc5261244766"/>RF0<text:span text:style-name="T53">28</text:span>-<text:bookmark-end text:name="_Toc5261244766"/><text:span text:style-name="T52">Imprimir</text:span> <text:span text:style-name="T52">Produtos</text:span><text:bookmark-end text:name="__RefHeading___Toc2027_32454951006"/></text:h>
      <text:p text:style-name="P54"><text:bookmark-start text:name="_Toc4961754576"/>Figura <text:sequence text:ref-name="refIllustration27" text:name="Illustration" text:formula="ooow:Illustration+1" style:num-format="1">28</text:sequence><text:s/>– Processo Cadastrar <text:bookmark-end text:name="_Toc4961754576"/><text:span text:style-name="T52">Produtos</text:span></text:p>
      <text:h text:style-name="P101" text:outline-level="3"><text:bookmark-start text:name="_Toc52612447415"/>RF0<text:span text:style-name="T53">29</text:span>-<text:bookmark-end text:name="_Toc52612447415"/><text:span text:style-name="T52">Imprimir</text:span> <text:span text:style-name="T52">Horário</text:span></text:h>
      <text:p text:style-name="P54"><text:bookmark-start text:name="_Toc49617545515"/>Figura <text:sequence text:ref-name="refIllustration28" text:name="Illustration" text:formula="ooow:Illustration+1" style:num-format="1">29</text:sequence><text:s/>– Processo Cadastrar <text:bookmark-end text:name="_Toc49617545515"/><text:span text:style-name="T52">Horário</text:span></text:p>
      <text:h text:style-name="P101" text:outline-level="3"><text:bookmark-start text:name="__RefHeading___Toc2025_324549510015"/><text:bookmark-start text:name="_Toc52612447515"/>RF0<text:span text:style-name="T53">30</text:span>-<text:bookmark-end text:name="_Toc52612447515"/><text:span text:style-name="T52">Imprimir</text:span> <text:span text:style-name="T52">Recursos</text:span><text:bookmark-end text:name="__RefHeading___Toc2025_324549510015"/></text:h>
      <text:p text:style-name="P50"><text:bookmark-start text:name="_Toc49617545615"/>Figura <text:sequence text:ref-name="refIllustration29" text:name="Illustration" text:formula="ooow:Illustration+1" style:num-format="1">30</text:sequence><text:s/>– Processo Cadastrar <text:bookmark-end text:name="_Toc49617545615"/><text:span text:style-name="T52">Recursos</text:span></text:p>
      <text:h text:style-name="P101" text:outline-level="3"><text:bookmark-start text:name="__RefHeading___Toc2027_324549510015"/><text:bookmark-start text:name="_Toc52612447615"/>RF0<text:span text:style-name="T53">31</text:span>-<text:bookmark-end text:name="_Toc52612447615"/><text:span text:style-name="T52">Imprimir</text:span> <text:span text:style-name="T52">Fornecedor</text:span><text:bookmark-end text:name="__RefHeading___Toc2027_324549510015"/></text:h>
      <text:p text:style-name="P54"><text:bookmark-start text:name="_Toc49617545715"/>Figura <text:sequence text:ref-name="refIllustration30" text:name="Illustration" text:formula="ooow:Illustration+1" style:num-format="1">31</text:sequence><text:s/>– Processo Cadastrar <text:bookmark-end text:name="_Toc49617545715"/><text:span text:style-name="T52">Fornecedor</text:span></text:p>
      <text:h text:style-name="P101" text:outline-level="3"><text:bookmark-start text:name="_Toc526124476152"/><text:soft-page-break/>RF0<text:span text:style-name="T53">32</text:span>-<text:bookmark-end text:name="_Toc526124476152"/><text:span text:style-name="T52">Imprimir</text:span> <text:span text:style-name="T52">Nota_Fiscal</text:span></text:h>
      <text:p text:style-name="P54"><text:bookmark-start text:name="_Toc496175457152"/>Figura <text:sequence text:ref-name="refIllustration31" text:name="Illustration" text:formula="ooow:Illustration+1" style:num-format="1">32</text:sequence><text:s/>– Processo Cadastrar <text:bookmark-end text:name="_Toc496175457152"/><text:span text:style-name="T52">Fornecedor</text:span></text:p>
      <text:h text:style-name="P101" text:outline-level="3"><text:bookmark-start text:name="_Toc5261244747"/>RF0<text:span text:style-name="T53">33</text:span>-<text:span text:style-name="T53">Manter</text:span> <text:bookmark-end text:name="_Toc5261244747"/><text:span text:style-name="T52">Cliente</text:span></text:h>
      <text:p text:style-name="P54"><text:bookmark-start text:name="_Toc4961754557"/>Figura <text:sequence text:ref-name="refIllustration32" text:name="Illustration" text:formula="ooow:Illustration+1" style:num-format="1">33</text:sequence><text:s/>– Processo Cadastrar <text:bookmark-end text:name="_Toc4961754557"/><text:span text:style-name="T52">Cliente</text:span></text:p>
      <text:h text:style-name="P101" text:outline-level="3"><text:bookmark-start text:name="__RefHeading___Toc2025_32454951007"/><text:bookmark-start text:name="_Toc5261244757"/>RF0<text:span text:style-name="T53">34</text:span>-<text:bookmark-end text:name="_Toc5261244757"/><text:span text:style-name="T53">Manter</text:span> <text:span text:style-name="T52">Funcionário</text:span><text:bookmark-end text:name="__RefHeading___Toc2025_32454951007"/></text:h>
      <text:p text:style-name="P50"><text:bookmark-start text:name="_Toc4961754567"/>Figura <text:sequence text:ref-name="refIllustration33" text:name="Illustration" text:formula="ooow:Illustration+1" style:num-format="1">34</text:sequence><text:s/>– Processo Cadastrar <text:bookmark-end text:name="_Toc4961754567"/><text:span text:style-name="T52">Funcionário</text:span></text:p>
      <text:h text:style-name="P101" text:outline-level="3"><text:bookmark-start text:name="__RefHeading___Toc2027_32454951007"/><text:bookmark-start text:name="_Toc5261244767"/>RF0<text:span text:style-name="T53">35</text:span>-<text:bookmark-end text:name="_Toc5261244767"/><text:span text:style-name="T53">Manter</text:span> <text:span text:style-name="T52">Produtos</text:span><text:bookmark-end text:name="__RefHeading___Toc2027_32454951007"/></text:h>
      <text:p text:style-name="P54"><text:bookmark-start text:name="_Toc4961754577"/>Figura <text:sequence text:ref-name="refIllustration34" text:name="Illustration" text:formula="ooow:Illustration+1" style:num-format="1">35</text:sequence><text:s/>– Processo Cadastrar <text:bookmark-end text:name="_Toc4961754577"/><text:span text:style-name="T52">Produtos</text:span></text:p>
      <text:h text:style-name="P101" text:outline-level="3"><text:bookmark-start text:name="_Toc52612447416"/>RF0<text:span text:style-name="T53">36</text:span>-<text:bookmark-end text:name="_Toc52612447416"/><text:span text:style-name="T53">Manter</text:span> <text:span text:style-name="T52">Horário</text:span></text:h>
      <text:p text:style-name="P54"><text:bookmark-start text:name="_Toc49617545516"/>Figura <text:sequence text:ref-name="refIllustration35" text:name="Illustration" text:formula="ooow:Illustration+1" style:num-format="1">36</text:sequence><text:s/>– Processo Cadastrar <text:bookmark-end text:name="_Toc49617545516"/><text:span text:style-name="T52">Horário</text:span></text:p>
      <text:h text:style-name="P101" text:outline-level="3"><text:bookmark-start text:name="__RefHeading___Toc2025_324549510016"/><text:bookmark-start text:name="_Toc52612447516"/>RF0<text:span text:style-name="T53">37</text:span>-<text:bookmark-end text:name="_Toc52612447516"/><text:span text:style-name="T53">Manter</text:span> <text:span text:style-name="T52">Recursos</text:span><text:bookmark-end text:name="__RefHeading___Toc2025_324549510016"/></text:h>
      <text:p text:style-name="P50"><text:bookmark-start text:name="_Toc49617545616"/>Figura <text:sequence text:ref-name="refIllustration36" text:name="Illustration" text:formula="ooow:Illustration+1" style:num-format="1">37</text:sequence><text:s/>– Processo Cadastrar <text:bookmark-end text:name="_Toc49617545616"/><text:span text:style-name="T52">Recursos</text:span></text:p>
      <text:h text:style-name="P101" text:outline-level="3"><text:bookmark-start text:name="__RefHeading___Toc2027_324549510016"/><text:bookmark-start text:name="_Toc52612447616"/>RF0<text:span text:style-name="T53">38</text:span>-<text:bookmark-end text:name="_Toc52612447616"/><text:span text:style-name="T53">Manter</text:span> <text:span text:style-name="T52">Fornecedor</text:span><text:bookmark-end text:name="__RefHeading___Toc2027_324549510016"/></text:h>
      <text:p text:style-name="P54"><text:bookmark-start text:name="_Toc49617545716"/>Figura <text:sequence text:ref-name="refIllustration37" text:name="Illustration" text:formula="ooow:Illustration+1" style:num-format="1">38</text:sequence><text:s/>– Processo Cadastrar <text:bookmark-end text:name="_Toc49617545716"/><text:span text:style-name="T52">Fornecedor</text:span></text:p>
      <text:h text:style-name="P101" text:outline-level="3"><text:bookmark-start text:name="_Toc526124475161"/>RF0<text:span text:style-name="T53">39</text:span>-<text:bookmark-end text:name="_Toc526124475161"/><text:span text:style-name="T53">Efetuar Login</text:span> </text:h>
      <text:p text:style-name="P50"><text:bookmark-start text:name="_Toc496175456161"/>Figura <text:sequence text:ref-name="refIllustration38" text:name="Illustration" text:formula="ooow:Illustration+1" style:num-format="1">39</text:sequence><text:s/>– Processo Cadastrar <text:bookmark-end text:name="_Toc496175456161"/><text:span text:style-name="T52">Recursos</text:span></text:p>
      <text:h text:style-name="P101" text:outline-level="3"><text:bookmark-start text:name="__RefHeading___Toc2027_3245495100161"/><text:bookmark-start text:name="_Toc526124476161"/>RF0<text:span text:style-name="T53">40</text:span>-<text:bookmark-end text:name="_Toc526124476161"/><text:span text:style-name="T53">Efetuar Logout</text:span><text:bookmark-end text:name="__RefHeading___Toc2027_3245495100161"/></text:h>
      <text:p text:style-name="P54"><text:bookmark-start text:name="_Toc496175457161"/>Figura <text:sequence text:ref-name="refIllustration39" text:name="Illustration" text:formula="ooow:Illustration+1" style:num-format="1">40</text:sequence><text:s/>– Processo Cadastrar <text:bookmark-end text:name="_Toc496175457161"/><text:span text:style-name="T52">Fornecedor</text:span></text:p>
      <text:p text:style-name="P19"/>
      <text:h text:style-name="P120" text:outline-level="2"><text:bookmark-start text:name="_Toc526124477"/><text:bookmark-start text:name="__RefHeading___Toc2029_3245495100"/>DIAGRAMAS DE CLASSES<text:bookmark-end text:name="_Toc526124477"/><text:bookmark-end text:name="__RefHeading___Toc2029_3245495100"/></text:h>
      <text:p text:style-name="Standard"/>
      <text:h text:style-name="P117" text:outline-level="2"/>
      <text:h text:style-name="P120" text:outline-level="2"><text:bookmark-start text:name="_Toc526124478"/><text:bookmark-start text:name="__RefHeading___Toc2031_3245495100"/>DICIONÁRIO DE DADOS<text:bookmark-end text:name="_Toc526124478"/><text:bookmark-end text:name="__RefHeading___Toc2031_3245495100"/></text:h>
      <text:p text:style-name="Standard"/>
      <text:p text:style-name="caption"><text:bookmark-start text:name="_Toc367174291"/>Tabela <text:sequence text:ref-name="refTable0" text:name="Table" text:formula="ooow:Table+1" style:num-format="1">1</text:sequence><text:s/>– Relação de Entidades e Atributos do Sistema<text:bookmark-end text:name="_Toc367174291"/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44">ATRIBUTOS</text:p>
          </table:table-cell>
          <table:table-cell table:style-name="Tabela4.A1" office:value-type="string">
            <text:p text:style-name="P44">TIPO</text:p>
          </table:table-cell>
          <table:table-cell table:style-name="Tabela4.A1" office:value-type="string">
            <text:p text:style-name="P44">TAMANHO</text:p>
          </table:table-cell>
          <table:table-cell table:style-name="Tabela4.A1" office:value-type="string">
            <text:p text:style-name="P44">DESCRIÇÃO</text:p>
          </table:table-cell>
        </table:table-row>
        <table:table-row table:style-name="Tabela4.1">
          <table:table-cell table:style-name="Tabela4.A1" table:number-columns-spanned="4" office:value-type="string">
            <text:p text:style-name="P45">ALUNO</text:p>
          </table:table-cell>
          <table:covered-table-cell/>
          <table:covered-table-cell/>
          <table:covered-table-cell/>
        </table:table-row>
        <table:table-row table:style-name="Tabela4.1">
          <table:table-cell table:style-name="Tabela4.A3" office:value-type="string">
            <text:p text:style-name="Text_20_body">matricula</text:p>
          </table:table-cell>
          <table:table-cell table:style-name="Tabela4.B3" office:value-type="string">
            <text:p text:style-name="Text_20_body">NÚMERO</text:p>
          </table:table-cell>
          <table:table-cell table:style-name="Tabela4.C3" office:value-type="string">
            <text:p text:style-name="Text_20_body">6</text:p>
          </table:table-cell>
          <table:table-cell table:style-name="Tabela4.D3" office:value-type="string">
            <text:p text:style-name="Text_20_body">Chave primária. Informação que identifica o aluno no sistema</text:p>
          </table:table-cell>
        </table:table-row>
        <table:table-row table:style-name="Tabela4.1">
          <table:table-cell table:style-name="Tabela4.A4" office:value-type="string">
            <text:p text:style-name="Text_20_body">Nome</text:p>
          </table:table-cell>
          <table:table-cell table:style-name="Tabela4.B4" office:value-type="string">
            <text:p text:style-name="Text_20_body">TEXTO</text:p>
          </table:table-cell>
          <table:table-cell table:style-name="Tabela4.C4" office:value-type="string">
            <text:p text:style-name="Text_20_body">50</text:p>
          </table:table-cell>
          <table:table-cell table:style-name="Tabela4.D4" office:value-type="string">
            <text:p text:style-name="Text_20_body">Armazena o nome completo do aluno</text:p>
          </table:table-cell>
        </table:table-row>
        <table:table-row table:style-name="Tabela4.1">
          <table:table-cell table:style-name="Tabela4.A5" office:value-type="string">
            <text:p text:style-name="Text_20_body">nascimento</text:p>
          </table:table-cell>
          <table:table-cell table:style-name="Tabela4.B5" office:value-type="string">
            <text:p text:style-name="Text_20_body">DATA</text:p>
          </table:table-cell>
          <table:table-cell table:style-name="Tabela4.C5" office:value-type="string">
            <text:p text:style-name="Text_20_body">10</text:p>
          </table:table-cell>
          <table:table-cell table:style-name="Tabela4.D5" office:value-type="string">
            <text:p text:style-name="Text_20_body">Data de nascimento completa do aluno</text:p>
          </table:table-cell>
        </table:table-row>
        <table:table-row table:style-name="Tabela4.1">
          <table:table-cell table:style-name="Tabela4.A6" office:value-type="string">
            <text:p text:style-name="Text_20_body">email</text:p>
          </table:table-cell>
          <table:table-cell table:style-name="Tabela4.B6" office:value-type="string">
            <text:p text:style-name="Text_20_body">TEXTO</text:p>
          </table:table-cell>
          <table:table-cell table:style-name="Tabela4.C6" office:value-type="string">
            <text:p text:style-name="Text_20_body">40</text:p>
          </table:table-cell>
          <table:table-cell table:style-name="Tabela4.D6" office:value-type="string">
            <text:p text:style-name="Text_20_body">E-mail do aluno</text:p>
          </table:table-cell>
        </table:table-row>
        <table:table-row table:style-name="Tabela4.1">
          <table:table-cell table:style-name="Tabela4.A7" office:value-type="string">
            <text:p text:style-name="Text_20_body">celular</text:p>
          </table:table-cell>
          <table:table-cell table:style-name="Tabela4.B7" office:value-type="string">
            <text:p text:style-name="Text_20_body">NÚMERO</text:p>
          </table:table-cell>
          <table:table-cell table:style-name="Tabela4.C7" office:value-type="string">
            <text:p text:style-name="Text_20_body">11</text:p>
          </table:table-cell>
          <table:table-cell table:style-name="Tabela4.D7" office:value-type="string">
            <text:p text:style-name="Text_20_body">Número do celular com o DDD</text:p>
          </table:table-cell>
        </table:table-row>
        <table:table-row table:style-name="Tabela4.1">
          <table:table-cell table:style-name="Tabela4.A1" table:number-columns-spanned="4" office:value-type="string">
            <text:p text:style-name="P45">DISCIPLINA</text:p>
          </table:table-cell>
          <table:covered-table-cell/>
          <table:covered-table-cell/>
          <table:covered-table-cell/>
        </table:table-row>
        <table:table-row table:style-name="Tabela4.1">
          <table:table-cell table:style-name="Tabela4.A9" office:value-type="string">
            <text:p text:style-name="Text_20_body">codigo</text:p>
          </table:table-cell>
          <table:table-cell table:style-name="Tabela4.B9" office:value-type="string">
            <text:p text:style-name="Text_20_body">NÚMERO</text:p>
          </table:table-cell>
          <table:table-cell table:style-name="Tabela4.C9" office:value-type="string">
            <text:p text:style-name="Text_20_body">4</text:p>
          </table:table-cell>
          <table:table-cell table:style-name="Tabela4.D9" office:value-type="string">
            <text:p text:style-name="Text_20_body">Chave primária. Identifica a disciplina.</text:p>
          </table:table-cell>
        </table:table-row>
        <table:table-row table:style-name="Tabela4.1">
          <table:table-cell table:style-name="Tabela4.A10" office:value-type="string">
            <text:p text:style-name="Text_20_body">descricao</text:p>
          </table:table-cell>
          <table:table-cell table:style-name="Tabela4.B10" office:value-type="string">
            <text:p text:style-name="Text_20_body">TEXTO</text:p>
          </table:table-cell>
          <table:table-cell table:style-name="Tabela4.C10" office:value-type="string">
            <text:p text:style-name="Text_20_body">80</text:p>
          </table:table-cell>
          <table:table-cell table:style-name="Tabela4.D10" office:value-type="string">
            <text:p text:style-name="Text_20_body">Descrição completa da disciplina.</text:p>
          </table:table-cell>
        </table:table-row>
        <table:table-row table:style-name="Tabela4.1">
          <table:table-cell table:style-name="Tabela4.A11" office:value-type="string">
            <text:p text:style-name="Text_20_body">cargaHoraria</text:p>
          </table:table-cell>
          <table:table-cell table:style-name="Tabela4.B11" office:value-type="string">
            <text:p text:style-name="Text_20_body">NÚMERO</text:p>
          </table:table-cell>
          <table:table-cell table:style-name="Tabela4.C11" office:value-type="string">
            <text:p text:style-name="Text_20_body">3</text:p>
          </table:table-cell>
          <table:table-cell table:style-name="Tabela4.D11" office:value-type="string">
            <text:p text:style-name="Text_20_body">A quantidade de horas da disciplina no semestre.</text:p>
          </table:table-cell>
        </table:table-row>
        <table:table-row table:style-name="Tabela4.1">
          <table:table-cell table:style-name="Tabela4.A1" table:number-columns-spanned="4" office:value-type="string">
            <text:p text:style-name="P45">DISCIPLINASCURSADAS</text:p>
          </table:table-cell>
          <table:covered-table-cell/>
          <table:covered-table-cell/>
          <table:covered-table-cell/>
        </table:table-row>
        <table:table-row table:style-name="Tabela4.1">
          <table:table-cell table:style-name="Tabela4.A13" office:value-type="string">
            <text:p text:style-name="Text_20_body">codigo</text:p>
          </table:table-cell>
          <table:table-cell table:style-name="Tabela4.B13" office:value-type="string">
            <text:p text:style-name="Text_20_body">NÚMERO</text:p>
          </table:table-cell>
          <table:table-cell table:style-name="Tabela4.C13" office:value-type="string">
            <text:p text:style-name="Text_20_body">9</text:p>
          </table:table-cell>
          <table:table-cell table:style-name="Tabela4.D13" office:value-type="string">
            <text:p text:style-name="Text_20_body">Chave primária. Identifica a disciplina cursada pelo aluno.</text:p>
          </table:table-cell>
        </table:table-row>
        <table:table-row table:style-name="Tabela4.1">
          <table:table-cell table:style-name="Tabela4.A14" office:value-type="string">
            <text:p text:style-name="Text_20_body">ru</text:p>
          </table:table-cell>
          <table:table-cell table:style-name="Tabela4.B14" office:value-type="string">
            <text:p text:style-name="Text_20_body">NÚMERO</text:p>
          </table:table-cell>
          <table:table-cell table:style-name="Tabela4.C14" office:value-type="string">
            <text:p text:style-name="Text_20_body">6</text:p>
          </table:table-cell>
          <table:table-cell table:style-name="Tabela4.D14" office:value-type="string">
            <text:p text:style-name="Text_20_body">Número do Registro IFPR do aluno.</text:p>
          </table:table-cell>
        </table:table-row>
        <table:table-row table:style-name="Tabela4.1">
          <table:table-cell table:style-name="Tabela4.A15" office:value-type="string">
            <text:p text:style-name="Text_20_body">codigoDisciplina</text:p>
          </table:table-cell>
          <table:table-cell table:style-name="Tabela4.B15" office:value-type="string">
            <text:p text:style-name="Text_20_body">NÚMERO</text:p>
          </table:table-cell>
          <table:table-cell table:style-name="Tabela4.C15" office:value-type="string">
            <text:p text:style-name="Text_20_body">4</text:p>
          </table:table-cell>
          <table:table-cell table:style-name="Tabela4.D15" office:value-type="string">
            <text:p text:style-name="Text_20_body">Código da disciplina cursada pelo aluno.</text:p>
          </table:table-cell>
        </table:table-row>
        <table:table-row table:style-name="Tabela4.1">
          <table:table-cell table:style-name="Tabela4.A16" office:value-type="string">
            <text:p text:style-name="Text_20_body">dataInicio</text:p>
          </table:table-cell>
          <table:table-cell table:style-name="Tabela4.B16" office:value-type="string">
            <text:p text:style-name="Text_20_body">DATA</text:p>
          </table:table-cell>
          <table:table-cell table:style-name="Tabela4.C16" office:value-type="string">
            <text:p text:style-name="Text_20_body">10</text:p>
          </table:table-cell>
          <table:table-cell table:style-name="Tabela4.D16" office:value-type="string">
            <text:p text:style-name="Text_20_body">Data de inicio da disciplina cursada pelo aluno.</text:p>
          </table:table-cell>
        </table:table-row>
        <table:table-row table:style-name="Tabela4.1">
          <table:table-cell table:style-name="Tabela4.A17" office:value-type="string">
            <text:p text:style-name="Text_20_body">dataFim</text:p>
          </table:table-cell>
          <table:table-cell table:style-name="Tabela4.B17" office:value-type="string">
            <text:p text:style-name="Text_20_body">DATA</text:p>
          </table:table-cell>
          <table:table-cell table:style-name="Tabela4.C17" office:value-type="string">
            <text:p text:style-name="Text_20_body">10</text:p>
          </table:table-cell>
          <table:table-cell table:style-name="Tabela4.D17" office:value-type="string">
            <text:p text:style-name="Text_20_body">Data de término da disciplina cursada pelo aluno.</text:p>
          </table:table-cell>
        </table:table-row>
      </table:table>
      <text:p text:style-name="Text_20_body"/>
      <text:h text:style-name="Heading_20_2" text:outline-level="2"><text:bookmark-start text:name="_Toc526124479"/><text:bookmark-start text:name="__RefHeading___Toc2033_3245495100"/>DIAGRAMA ENTIDADE RELACIONAMENTO<text:bookmark-end text:name="_Toc526124479"/><text:bookmark-end text:name="__RefHeading___Toc2033_3245495100"/><text:bookmark text:name="_Toc496175458"/></text:h>
      <text:h text:style-name="P122" text:outline-level="2"><text:bookmark-start text:name="_Toc526124480"/><text:bookmark-start text:name="__RefHeading___Toc2035_3245495100"/>DIAGRAMA DE SEQUÊNCIA<text:bookmark-end text:name="_Toc526124480"/><text:bookmark-end text:name="__RefHeading___Toc2035_3245495100"/></text:h>
      <text:h text:style-name="Heading_20_2" text:outline-level="2"><text:bookmark-start text:name="_Toc526124481"/><text:bookmark-start text:name="__RefHeading___Toc2037_3245495100"/>DIAGRAMA DE COMPONENTES<text:bookmark-end text:name="_Toc526124481"/><text:bookmark-end text:name="__RefHeading___Toc2037_3245495100"/></text:h>
      <text:h text:style-name="Heading_20_2" text:outline-level="2"><text:bookmark-start text:name="_Toc526124482"/><text:bookmark-start text:name="__RefHeading___Toc2039_3245495100"/>DIAGRAMA DE IMPLANTAÇÃO<text:bookmark-end text:name="_Toc526124482"/><text:bookmark-end text:name="__RefHeading___Toc2039_3245495100"/></text:h>
      <text:h text:style-name="Heading_20_2" text:outline-level="2"><text:bookmark-start text:name="_Toc526124483"/><text:bookmark-start text:name="__RefHeading___Toc2041_3245495100"/>DIAGRAMA DE ATIVIDADES<text:bookmark-end text:name="_Toc526124483"/><text:bookmark-end text:name="__RefHeading___Toc2041_3245495100"/></text:h>
      <text:h text:style-name="P118" text:outline-level="2"><text:bookmark-start text:name="__RefHeading___Toc1642_1790048075"/>PROTÓTIPOS<text:bookmark-end text:name="__RefHeading___Toc1642_1790048075"/></text:h>
      <text:p text:style-name="P24"/>
      <text:h text:style-name="Heading_20_2" text:outline-level="2"><text:bookmark-start text:name="__RefHeading___Toc1644_1790048075"/>TECNOLOGIAS UTILIZADAS<text:bookmark-end text:name="__RefHeading___Toc1644_1790048075"/></text:h>
      <text:h text:style-name="P104" text:outline-level="3"><text:bookmark-start text:name="__RefHeading___Toc1605_1235948470"/><text:span text:style-name="T54">SQLServer</text:span><text:bookmark-end text:name="__RefHeading___Toc1605_1235948470"/></text:h>
      <text:p text:style-name="Text_20_body"><text:span text:style-name="T42">O Microsoft SQL Server é um sistema gerenciador de </text:span><text:span text:style-name="T40">Banco de dados relacional </text:span><text:span text:style-name="T42">(SGBD) desenvolvido pela </text:span><text:span text:style-name="T40">Microsoft</text:span><text:span text:style-name="T42">.</text:span></text:p>
      <text:p text:style-name="Text_20_body"><text:span text:style-name="T42">Como um </text:span><text:span text:style-name="T40">Banco de dados</text:span><text:span text:style-name="T42">, é um produto de software cuja principal função é a de armazenar e recuperar dados solicitados por outras aplicações de software, seja aqueles no mesmo computador ou aqueles em execução em outro computador através de uma rede (incluindo a Internet).</text:span></text:p>
      <text:h text:style-name="P104" text:outline-level="3"><text:bookmark-start text:name="__RefHeading___Toc1607_1235948470"/><text:span text:style-name="T54">CSS</text:span><text:bookmark-end text:name="__RefHeading___Toc1607_1235948470"/></text:h>
      <text:p text:style-name="P92"><text:span text:style-name="T45">CSS é uma linguagem de folha de estilos, que tem o papel de tornar uma página apresentável na web, relacionada diretamente com o design e aparência. Ou seja, o CSS é uma camada que se usa para controlar o estilo da sua página da web.</text:span> </text:p>
      <text:p text:style-name="P92"><text:span text:style-name="T45">O CSS ilustra como os elementos em HTML de um site devem ser apresentados nas telas. De uma forma direta, é o CSS que determina o visual do seu site. Desde o tamanho da fonte até a imagem de fundo, tudo pode ser alterado com o CSS.</text:span> </text:p>
      <text:p text:style-name="P92">https://www.hostinger.com.br/tutoriais/o-que-e-css-guia-basico-de-css/#O-que-e-CSS</text:p>
      <text:h text:style-name="P105" text:outline-level="3"><text:bookmark-start text:name="__RefHeading___Toc1609_1235948470"/><text:span text:style-name="T56">HTML</text:span><text:bookmark-end text:name="__RefHeading___Toc1609_1235948470"/></text:h>
      <text:p text:style-name="Text_20_body">HTML é uma das linguagens que utilizamos para desenvolver websites. O acrônimo HTML vem do inglês e significa Hypertext Markup Language ou em português Linguagem de Marcação de Hipertexto.</text:p>
      <text:p text:style-name="Text_20_body">O HTML é a liguagem base da internet. Foi criada para ser de fácil entendimento por seres humanos e também por máquinas, como por exemplo o Google ou outros sistemas que percorrem a internet capturando informação.</text:p>
      <text:p text:style-name="Text_20_body">https://tableless.com.br/o-que-html-basico/</text:p>
      <text:h text:style-name="P103" text:outline-level="3"><text:bookmark-start text:name="__RefHeading___Toc1611_1235948470"/>XML<text:bookmark-end text:name="__RefHeading___Toc1611_1235948470"/></text:h>
      <text:p text:style-name="P18"/>
      <text:p text:style-name="P17"/>
      <text:p text:style-name="P18"/>
      <text:h text:style-name="P103" text:outline-level="3"><text:bookmark-start text:name="__RefHeading___Toc1613_1235948470"/>JavaScript<text:bookmark-end text:name="__RefHeading___Toc1613_1235948470"/></text:h>
      <text:p text:style-name="P18"/>
      <text:p text:style-name="P17"/>
      <text:p text:style-name="P18"/>
      <text:h text:style-name="P102" text:outline-level="3"><text:bookmark-start text:name="__RefHeading___Toc1615_1235948470"/>Sass<text:bookmark-end text:name="__RefHeading___Toc1615_1235948470"/></text:h>
      <text:p text:style-name="P18"/>
      <text:p text:style-name="P17"/>
      <text:p text:style-name="P18"/>
      <text:h text:style-name="P103" text:outline-level="3"><text:bookmark-start text:name="__RefHeading___Toc1617_1235948470"/>Astah Community<text:bookmark-end text:name="__RefHeading___Toc1617_1235948470"/></text:h>
      <text:p text:style-name="P18"/>
      <text:p text:style-name="P18"><text:soft-page-break/></text:p>
      <text:p text:style-name="P18"/>
      <text:p text:style-name="P18"/>
      <text:p text:style-name="P18"/>
      <text:p text:style-name="P18"/>
      <text:h text:style-name="P119" text:outline-level="2" text:is-list-header="true"/>
      <text:list xml:id="list120536838005352" text:continue-numbering="true" text:style-name="WWNum2">
        <text:list-item>
          <text:p text:style-name="P107"><text:bookmark-start text:name="__RefHeading___Toc1646_1790048075"/>CONCLUSÕES<text:bookmark-end text:name="__RefHeading___Toc1646_1790048075"/></text:p>
          <text:p text:style-name="P108">REFERÊNCIAS</text:p>
        </text:list-item>
      </text:list>
      <text:p text:style-name="P35">APÊNDICE<text:span text:style-name="T24">S</text:span></text:p>
      <text:p text:style-name="P81">APÊNDICE A – PLANO DE TRABALHO</text:p>
      <text:p text:style-name="P79">PLANO DE TRABALHO</text:p>
      <text:p text:style-name="P80"><text:bookmark text:name="docs-internal-guid-8e597c20-7fff-7a4c-83d5-e3afd2337fc9"/>Curso Técnico em Informática Integrado ao Ensino Médio</text:p>
      <text:p text:style-name="P67">Turma 2015</text:p>
      <text:p text:style-name="P67">Gustavo Leonart – gusta.leonart@gmail.com</text:p>
      <text:p text:style-name="P67">Miguel Theodoro dos Santos Nowakowski – miguel.tsn26@gmail.com</text:p>
      <text:p text:style-name="P67">Orientador: Ademir Luiz Prado – ademir.prado@ifpr.edu.br</text:p>
      <text:p text:style-name="P67">Co-orientador: Richard – richard.nagamato@ifpr.edu.br</text:p>
      <text:p text:style-name="P38"/>
      <text:p text:style-name="P70"><text:span text:style-name="T26">Resumo:</text:span><text:span text:style-name="T25"> </text:span><text:span text:style-name="T27">será desenvolvido um sistema para gerenciamento de uma confeitaria, tendo como principais funções: agendamentos de pedidos, cadastro de clientes e de produtos e gerenciamento de estoque. O sistema será desenvolvido utilizando MVC(Model View Controller), C#, HTML e CSS. Para o Sistema Gerenciador de Banco de Dados(SGBD) será utilizado o SQLServer. O sistema será hospedado em um servidor na internet. Será disponibilizado a opção para o cliente fazer seu cadastro e seu(s) pedido(s) pela internet.</text:span></text:p>
      <text:p text:style-name="P38"/>
      <text:p text:style-name="P69">1. Introdução e Justificativa</text:p>
      <text:p text:style-name="P38"/>
      <text:p text:style-name="P68">Para gerenciar uma confeitaria é necessário que o sistema seja informatizado. Quando não há um sistema de gerenciamento, utilizando do controle manual pode ocasionar problemas no controle de estoque e fluxo de caixa. Outro problema é a dificuldade na consulta de informações necessárias para um pedido, por exemplo. O sistema não possuirá nenhum custo. Existem no mercado os seguintes softwares, CPT Softwares, MarketUP e Consumer, com os respectivos custos de R$760,00 e disponibilizados gratuitamente, porém não atendem todas as especificações da confeitaria.</text:p>
      <text:p text:style-name="P38"/>
      <text:p text:style-name="P69">2. Objetivos</text:p>
      <text:p text:style-name="P38"/>
      <text:p text:style-name="P68">Objetivo Geral: Gerenciar uma Confeitaria </text:p>
      <text:p text:style-name="P38"/>
      <text:p text:style-name="P68">Objetivos Específicos:</text:p>
      <text:p text:style-name="P38"/>
      <text:list xml:id="list1110241436" text:style-name="L2">
        <text:list-item>
          <text:p text:style-name="P93">Gerenciar cadastro de Cliente;</text:p>
        </text:list-item>
        <text:list-item>
          <text:p text:style-name="P93">Gerenciar cadastro de Funcionários;</text:p>
        </text:list-item>
        <text:list-item>
          <text:p text:style-name="P93">Gerenciar o Controle de estoque ;</text:p>
        </text:list-item>
        <text:list-item>
          <text:p text:style-name="P93">Criar e gerenciar uma agenda virtual;</text:p>
        </text:list-item>
        <text:list-item>
          <text:p text:style-name="P93">Publicação de receitas no sistema; </text:p>
        </text:list-item>
      </text:list>
      <text:p text:style-name="P38"><text:soft-page-break/></text:p>
      <text:p text:style-name="P69">3. Metodologia</text:p>
      <text:p text:style-name="P38"/>
      <text:p text:style-name="P68">A metodologia para o desenvolvimento do sistema será a partir de entrevistas com o cliente para saber quais as funções que serão requisitadas para o desenvolvimento do software. Serão realizadas algumas entrevistas com o cliente para determinar quais serão suas necessidades.</text:p>
      <text:p text:style-name="P43"><text:line-break/><text:line-break/><text:line-break/><text:line-break/></text:p>
      <text:p text:style-name="P70"><text:span text:style-name="T26">4.</text:span><text:span text:style-name="T25"> </text:span><text:span text:style-name="T26">Cronograma Proposto</text:span></text:p>
      <text:p text:style-name="P7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 table:number-columns-repeated="2"/>
        <table:table-column table:style-name="Tabela1.I"/>
        <table:table-column table:style-name="Tabela1.G"/>
        <table:table-column table:style-name="Tabela1.K"/>
        <table:table-column table:style-name="Tabela1.L"/>
        <table:table-row>
          <table:table-cell table:style-name="Tabela1.A1" office:value-type="string">
            <text:p text:style-name="P64">Etapas</text:p>
          </table:table-cell>
          <table:table-cell table:style-name="Tabela1.A1" table:number-columns-spanned="11" office:value-type="string">
            <text:p text:style-name="P65">Etapas de Agosto/2018 a Junho/201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65">Ago</text:p>
          </table:table-cell>
          <table:table-cell table:style-name="Tabela1.A1" office:value-type="string">
            <text:p text:style-name="P65">Set</text:p>
          </table:table-cell>
          <table:table-cell table:style-name="Tabela1.A1" office:value-type="string">
            <text:p text:style-name="P65">Out</text:p>
          </table:table-cell>
          <table:table-cell table:style-name="Tabela1.A1" office:value-type="string">
            <text:p text:style-name="P65">Nov</text:p>
          </table:table-cell>
          <table:table-cell table:style-name="Tabela1.A1" office:value-type="string">
            <text:p text:style-name="P65">Dez</text:p>
          </table:table-cell>
          <table:table-cell table:style-name="Tabela1.A1" office:value-type="string">
            <text:p text:style-name="P65">Jan</text:p>
          </table:table-cell>
          <table:table-cell table:style-name="Tabela1.A1" office:value-type="string">
            <text:p text:style-name="P65">Fev</text:p>
          </table:table-cell>
          <table:table-cell table:style-name="Tabela1.A1" office:value-type="string">
            <text:p text:style-name="P65">Mar</text:p>
          </table:table-cell>
          <table:table-cell table:style-name="Tabela1.A1" office:value-type="string">
            <text:p text:style-name="P65">Abr</text:p>
          </table:table-cell>
          <table:table-cell table:style-name="Tabela1.A1" office:value-type="string">
            <text:p text:style-name="P65">Mai</text:p>
          </table:table-cell>
          <table:table-cell table:style-name="Tabela1.A1" office:value-type="string">
            <text:p text:style-name="P65">Jun</text:p>
          </table:table-cell>
        </table:table-row>
        <table:table-row>
          <table:table-cell table:style-name="Tabela1.A1" office:value-type="string">
            <text:p text:style-name="P65">1</text:p>
          </table:table-cell>
          <table:table-cell table:style-name="Tabela1.A1" office:value-type="string">
            <text:p text:style-name="P66">x</text:p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82"/>
          </table:table-cell>
        </table:table-row>
        <table:table-row>
          <table:table-cell table:style-name="Tabela1.A1" office:value-type="string">
            <text:p text:style-name="P65">2</text:p>
          </table:table-cell>
          <table:table-cell table:style-name="Tabela1.A1" office:value-type="string">
            <text:p text:style-name="P66">x</text:p>
          </table:table-cell>
          <table:table-cell table:style-name="Tabela1.A1" office:value-type="string">
            <text:p text:style-name="P66">x</text:p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82"/>
          </table:table-cell>
        </table:table-row>
        <table:table-row>
          <table:table-cell table:style-name="Tabela1.A1" office:value-type="string">
            <text:p text:style-name="P65">3</text:p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66">x</text:p>
          </table:table-cell>
          <table:table-cell table:style-name="Tabela1.A1" office:value-type="string">
            <text:p text:style-name="P66">x</text:p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82"/>
          </table:table-cell>
        </table:table-row>
        <table:table-row>
          <table:table-cell table:style-name="Tabela1.A1" office:value-type="string">
            <text:p text:style-name="P65">4</text:p>
          </table:table-cell>
          <table:table-cell table:style-name="Tabela1.A1" office:value-type="string">
            <text:p text:style-name="P66">x</text:p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82"/>
          </table:table-cell>
        </table:table-row>
        <table:table-row>
          <table:table-cell table:style-name="Tabela1.A1" office:value-type="string">
            <text:p text:style-name="P65">5</text:p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66">x</text:p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82"/>
          </table:table-cell>
        </table:table-row>
        <table:table-row>
          <table:table-cell table:style-name="Tabela1.A1" office:value-type="string">
            <text:p text:style-name="P65">6</text:p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66">x</text:p>
          </table:table-cell>
          <table:table-cell table:style-name="Tabela1.A1" office:value-type="string">
            <text:p text:style-name="P66">x</text:p>
          </table:table-cell>
          <table:table-cell table:style-name="Tabela1.A1" office:value-type="string">
            <text:p text:style-name="P66">x</text:p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82"/>
          </table:table-cell>
        </table:table-row>
        <table:table-row>
          <table:table-cell table:style-name="Tabela1.A1" office:value-type="string">
            <text:p text:style-name="P65">7</text:p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66">x</text:p>
          </table:table-cell>
          <table:table-cell table:style-name="Tabela1.A1" office:value-type="string">
            <text:p text:style-name="P66">x</text:p>
          </table:table-cell>
          <table:table-cell table:style-name="Tabela1.A1" office:value-type="string">
            <text:p text:style-name="P66">x</text:p>
          </table:table-cell>
          <table:table-cell table:style-name="Tabela1.A1" office:value-type="string">
            <text:p text:style-name="P66">x</text:p>
          </table:table-cell>
          <table:table-cell table:style-name="Tabela1.A1" office:value-type="string">
            <text:p text:style-name="P66">x</text:p>
          </table:table-cell>
          <table:table-cell table:style-name="Tabela1.A1" office:value-type="string">
            <text:p text:style-name="P82"/>
          </table:table-cell>
        </table:table-row>
        <table:table-row>
          <table:table-cell table:style-name="Tabela1.A1" office:value-type="string">
            <text:p text:style-name="P65">8</text:p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82"/>
          </table:table-cell>
          <table:table-cell table:style-name="Tabela1.A1" office:value-type="string">
            <text:p text:style-name="P66">x</text:p>
          </table:table-cell>
        </table:table-row>
      </table:table>
      <text:p text:style-name="P43"><text:line-break/><text:line-break/><text:line-break/><text:line-break/></text:p>
      <text:p text:style-name="P69">Etapas</text:p>
      <text:p text:style-name="P68">1. Definição do sistema e entrevistas com o cliente</text:p>
      <text:p text:style-name="P68">2. Levantamento dos requisitos funcionais e não funcionais</text:p>
      <text:p text:style-name="P68">3. Diagramas do sistema</text:p>
      <text:p text:style-name="P68">4. Escolha da linguagem de programação e bd</text:p>
      <text:p text:style-name="P68">5. Escolha da plataforma de hospedagem do sistema</text:p>
      <text:p text:style-name="P68">6. Documentação Finalizada</text:p>
      <text:p text:style-name="P68">7. Codificação e teste</text:p>
      <text:p text:style-name="P68">8. Disponibilidade e entrega do sistema para o cliente</text:p>
      <text:p text:style-name="P78"><text:span text:style-name="T23">APÊNDICE </text:span>B<text:span text:style-name="T23"> – PLANO DE </text:span>NEGÓCI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Arial3" svg:font-family="Arial"/>
    <style:font-face style:name="Open Sans" svg:font-family="'Open Sans'"/>
    <style:font-face style:name="arial" svg:font-family="arial, sans-serif"/>
    <style:font-face style:name="sans-serif" svg:font-family="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4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pt" fo:country="BR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justify" style:justify-single-word="false" fo:orphans="2" fo:widows="2" style:writing-mode="lr-tb"/>
      <style:text-properties style:font-name="Verdana" fo:font-family="Verdan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 style:master-page-name="">
      <style:paragraph-properties fo:margin-left="0cm" fo:margin-right="0cm" fo:margin-top="0cm" fo:margin-bottom="0.212cm" loext:contextual-spacing="false" fo:text-indent="1.499cm" style:auto-text-indent="false" style:page-number="auto"/>
      <style:text-properties style:font-name="Arial1" fo:font-family="Arial" style:font-style-name="Normal" style:font-family-generic="swiss" style:font-pitch="variable" fo:font-size="12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next-style-name="Standard" style:default-outline-level="" style:class="index">
      <style:paragraph-properties fo:margin-top="0cm" fo:margin-bottom="0cm" loext:contextual-spacing="false" fo:line-height="100%" fo:text-align="center" style:justify-single-word="false" fo:orphans="2" fo:widows="2" style:writing-mode="lr-tb"/>
      <style:text-properties style:font-name="Verdana" fo:font-family="Verdana" style:font-family-generic="roman" style:font-pitch="variable" fo:font-size="16pt" fo:language="en" fo:country="US" fo:font-weight="bold" style:letter-kerning="true" style:font-name-asian="Times New Roman1" style:font-family-asian="'Times New Roman'" style:font-family-generic-asian="system" style:font-pitch-asian="variable" style:font-size-asian="16pt" style:language-asian="pt" style:country-asian="BR" style:font-weight-asian="bold" style:font-name-complex="Arial4" style:font-family-complex="Arial" style:font-family-generic-complex="system" style:font-pitch-complex="variable" style:font-size-complex="16pt" style:font-weight-complex="bold"/>
    </style:style>
    <style:style style:name="Heading_20_1" style:display-name="Heading 1" style:family="paragraph" style:parent-style-name="Standard" style:next-style-name="Standard" style:auto-update="true" style:default-outline-level="" style:list-style-name="WWNum2" style:class="text" style:master-page-name="">
      <loext:graphic-properties draw:fill="none" draw:fill-color="#729fcf"/>
      <style:paragraph-properties fo:margin-left="0.801cm" fo:margin-right="0cm" fo:margin-top="0.423cm" fo:margin-bottom="0.106cm" loext:contextual-spacing="false" fo:line-height="150%" fo:text-align="justify" style:justify-single-word="false" fo:orphans="2" fo:widows="2" fo:text-indent="-0.801cm" style:auto-text-indent="false" style:page-number="auto" fo:break-before="page" fo:background-color="transparent" fo:padding-left="0cm" fo:padding-right="0cm" fo:padding-top="0cm" fo:padding-bottom="0.035cm" fo:border="none" style:shadow="none" fo:keep-with-next="always" style:writing-mode="lr-tb">
        <style:tab-stops>
          <style:tab-stop style:position="0.921cm"/>
        </style:tab-stops>
      </style:paragraph-properties>
      <style:text-properties style:font-name="Arial" fo:font-family="Arial" style:font-family-generic="swiss" style:font-pitch="variable" fo:font-size="12pt" style:text-underline-style="none" fo:font-weight="bold" officeooo:rsid="00154c5f" style:font-size-asian="12pt" style:font-weight-asian="bold" style:font-name-complex="Arial4" style:font-family-complex="Arial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loext:graphic-properties draw:fill="none" draw:fill-color="#729fcf"/>
      <style:paragraph-properties fo:margin-top="0.423cm" fo:margin-bottom="0.106cm" loext:contextual-spacing="false" style:page-number="auto" fo:background-color="transparent" style:shadow="none" fo:keep-with-next="always" style:writing-mode="lr-tb">
        <style:tab-stops/>
      </style:paragraph-properties>
      <style:text-properties style:font-name="Arial1" fo:font-family="Arial" style:font-style-name="Normal" style:font-family-generic="swiss" style:font-pitch="variable" fo:font-size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76cm" fo:margin-right="0cm" fo:margin-top="0.423cm" fo:margin-bottom="0.106cm" loext:contextual-spacing="false" fo:text-indent="-0.76cm" style:auto-text-indent="false" fo:keep-with-next="always" style:writing-mode="lr-tb"/>
      <style:text-properties style:font-name="Arial1" fo:font-family="Arial" style:font-style-name="Normal" style:font-family-generic="swiss" style:font-pitch="variable" fo:font-size="12pt" fo:font-weight="normal" style:font-size-asian="13pt" style:font-weight-asian="bold" style:font-name-complex="Arial4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margin-top="0.635cm" fo:margin-bottom="0.423cm" loext:contextual-spacing="false"/>
      <style:text-properties fo:font-size="14pt" fo:font-weight="normal" style:font-size-asian="14pt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Heading_20_5" style:display-name="Heading 5" style:family="paragraph" style:parent-style-name="Heading_20_4" style:next-style-name="Standard" style:default-outline-level="5" style:class="text">
      <style:text-properties style:font-size-complex="13pt" style:font-style-complex="italic" style:font-weight-complex="normal"/>
    </style:style>
    <style:style style:name="Heading_20_6" style:display-name="Heading 6" style:family="paragraph" style:parent-style-name="Heading_20_5" style:next-style-name="Standard" style:default-outline-level="6" style:class="text">
      <style:text-properties style:font-size-complex="11pt" style:font-weight-complex="bold"/>
    </style:style>
    <style:style style:name="Heading_20_7" style:display-name="Heading 7" style:family="paragraph" style:parent-style-name="Heading_20_6" style:next-style-name="Standard" style:default-outline-level="7" style:class="text"/>
    <style:style style:name="Heading_20_8" style:display-name="Heading 8" style:family="paragraph" style:parent-style-name="Heading_20_7" style:next-style-name="Standard" style:default-outline-level="8" style:class="text">
      <style:text-properties style:font-style-complex="normal"/>
    </style:style>
    <style:style style:name="Heading_20_9" style:display-name="Heading 9" style:family="paragraph" style:parent-style-name="Heading_20_8" style:next-style-name="Standard" style:default-outline-level="9" style:class="text">
      <style:text-properties style:font-name-complex="Arial4" style:font-family-complex="Arial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8pt" style:font-size-asian="8pt"/>
    </style:style>
    <style:style style:name="Título_20_Projeto" style:display-name="Título Projeto" style:family="paragraph" style:parent-style-name="Standard" style:next-style-name="Standard" style:default-outline-level="">
      <style:paragraph-properties fo:text-align="end" style:justify-single-word="false"/>
      <style:text-properties fo:font-size="24pt" fo:font-weight="bold" style:letter-kerning="true" style:font-size-asian="24pt" style:font-weight-asian="bold" style:font-size-complex="10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.212cm" loext:contextual-spacing="false"/>
      <style:text-properties fo:text-transform="uppercase" style:font-name="Times New Roman" fo:font-family="'Times New Roman'" style:font-family-generic="roman" style:font-pitch="variable" fo:font-weight="bold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text-indent="0cm" style:auto-text-indent="false"/>
      <style:text-properties fo:font-variant="small-caps" style:font-name="Times New Roman" fo:font-family="'Times New Roman'" style:font-family-generic="roman" style:font-pitch="variable" style:font-size-complex="10pt"/>
    </style:style>
    <style:style style:name="Indices_20_diversos" style:display-name="Indices diversos" style:family="paragraph" style:parent-style-name="Heading_20_1" style:default-outline-level="" style:list-style-name="">
      <style:paragraph-properties fo:text-align="center" style:justify-single-word="false" fo:padding="0cm" fo:border="none"/>
      <style:text-properties style:text-underline-style="solid" style:text-underline-width="auto" style:text-underline-color="font-color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left="0.706cm" fo:margin-right="0cm" fo:text-indent="-0.706cm" style:auto-text-indent="false"/>
      <style:text-properties fo:font-variant="small-caps" style:font-name="Times New Roman" fo:font-family="'Times New Roman'" style:font-family-generic="roman" style:font-pitch="variable" style:font-size-complex="10pt"/>
    </style:style>
    <style:style style:name="Referência" style:family="paragraph" style:parent-style-name="Standard" style:default-outline-level="">
      <style:paragraph-properties fo:margin-top="0.212cm" fo:margin-bottom="0.212cm" loext:contextual-spacing="false"/>
      <style:text-properties style:font-name-complex="Arial4" style:font-family-complex="Arial" style:font-family-generic-complex="system" style:font-pitch-complex="variable"/>
    </style:style>
    <style:style style:name="Corpo_20_de_20_Tabela" style:display-name="Corpo de Tabela" style:family="paragraph" style:parent-style-name="Standard" style:default-outline-level="">
      <style:text-properties style:font-name="Arial2" fo:font-family="Arial" style:font-family-generic="roman" style:font-pitch="variable" fo:font-size="11pt" style:font-size-asian="11pt" style:font-name-complex="Arial4" style:font-family-complex="Arial" style:font-family-generic-complex="system" style:font-pitch-complex="variable"/>
    </style:style>
    <style:style style:name="caption" style:family="paragraph" style:parent-style-name="Standard" style:next-style-name="Standard" style:default-outline-level="">
      <style:paragraph-properties fo:margin-top="0.212cm" fo:margin-bottom="0.212cm" loext:contextual-spacing="false" fo:text-align="center" style:justify-single-word="false"/>
      <style:text-properties style:font-name="Arial2" fo:font-family="Arial" style:font-family-generic="roman" style:font-pitch="variable" fo:font-weight="bold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3" style:family="paragraph" style:parent-style-name="Standard" style:list-style-name="WWNum2">
      <style:paragraph-properties fo:line-height="150%"/>
      <style:text-properties style:font-name="Arial1" fo:font-family="Arial" style:font-style-name="Normal" style:font-family-generic="swiss" style:font-pitch="variable" fo:font-size="12pt" officeooo:rsid="0056bd09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style:font-name="Verdana" fo:font-family="Verdan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pt" style:country-asian="BR" style:font-weight-asian="bold" style:font-name-complex="Arial4" style:font-family-complex="Arial" style:font-family-generic-complex="system" style:font-pitch-complex="variable" style:font-size-complex="16pt" style:font-weight-complex="bold"/>
    </style:style>
    <style:style style:name="Título_20_2_20_Char" style:display-name="Título 2 Char" style:family="text" style:parent-style-name="Default_20_Paragraph_20_Font">
      <style:text-properties style:font-name="Verdana" fo:font-family="Verdana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pt" style:country-asian="BR" style:font-name-complex="Arial4" style:font-family-complex="Arial" style:font-family-generic-complex="system" style:font-pitch-complex="variable" style:font-size-complex="14pt" style:font-style-complex="italic" style:font-weight-complex="bold"/>
    </style:style>
    <style:style style:name="Título_20_3_20_Char" style:display-name="Título 3 Char" style:family="text" style:parent-style-name="Default_20_Paragraph_20_Font">
      <style:text-properties style:font-name="Verdana" fo:font-family="Verdan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language-asian="pt" style:country-asian="BR" style:font-weight-asian="bold" style:font-name-complex="Arial4" style:font-family-complex="Arial" style:font-family-generic-complex="system" style:font-pitch-complex="variable" style:font-size-complex="13pt" style:font-weight-complex="bold"/>
    </style:style>
    <style:style style:name="Título_20_4_20_Char" style:display-name="Título 4 Char" style:family="text" style:parent-style-name="Default_20_Paragraph_20_Font">
      <style:text-properties style:font-name="Verdana" fo:font-family="Verdana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pt" style:country-asian="BR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ítulo_20_5_20_Char" style:display-name="Título 5 Char" style:family="text" style:parent-style-name="Default_20_Paragraph_20_Font">
      <style:text-properties style:font-name="Verdana" fo:font-family="Verdana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pt" style:country-asian="BR" style:font-name-complex="Times New Roman1" style:font-family-complex="'Times New Roman'" style:font-family-generic-complex="system" style:font-pitch-complex="variable" style:font-size-complex="13pt" style:font-style-complex="italic"/>
    </style:style>
    <style:style style:name="Título_20_6_20_Char" style:display-name="Título 6 Char" style:family="text" style:parent-style-name="Default_20_Paragraph_20_Font">
      <style:text-properties style:font-name="Verdana" fo:font-family="Verdana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pt" style:country-asian="BR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Título_20_7_20_Char" style:display-name="Título 7 Char" style:family="text" style:parent-style-name="Default_20_Paragraph_20_Font">
      <style:text-properties style:font-name="Verdana" fo:font-family="Verdana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pt" style:country-asian="BR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Título_20_8_20_Char" style:display-name="Título 8 Char" style:family="text" style:parent-style-name="Default_20_Paragraph_20_Font">
      <style:text-properties style:font-name="Verdana" fo:font-family="Verdana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pt" style:country-asian="BR" style:font-name-complex="Times New Roman1" style:font-family-complex="'Times New Roman'" style:font-family-generic-complex="system" style:font-pitch-complex="variable" style:font-weight-complex="bold"/>
    </style:style>
    <style:style style:name="Título_20_9_20_Char" style:display-name="Título 9 Char" style:family="text" style:parent-style-name="Default_20_Paragraph_20_Font">
      <style:text-properties style:font-name="Verdana" fo:font-family="Verdana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pt" style:country-asian="BR" style:font-name-complex="Arial4" style:font-family-complex="Arial" style:font-family-generic-complex="system" style:font-pitch-complex="variable" style:font-weight-complex="bold"/>
    </style:style>
    <style:style style:name="Cabeçalho_20_Char" style:display-name="Cabeçalho Char" style:family="text" style:parent-style-name="Default_20_Paragraph_20_Font">
      <style:text-properties style:font-name="Verdana" fo:font-family="Verdan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Rodapé_20_Char" style:display-name="Rodapé Char" style:family="text" style:parent-style-name="Default_20_Paragraph_20_Font">
      <style:text-properties style:font-name="Verdana" fo:font-family="Verdan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Corpo_20_de_20_texto_20_Char" style:display-name="Corpo de texto Char" style:family="text" style:parent-style-name="Default_20_Paragraph_20_Font">
      <style:text-properties style:font-name="Verdana" fo:font-family="Verdan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pt" style:country-asian="BR" style:font-name-complex="Tahoma1" style:font-family-complex="Tahoma" style:font-family-generic-complex="system" style:font-pitch-complex="variable" style:font-size-complex="8pt"/>
    </style:style>
    <style:style style:name="Index_20_Link" style:display-name="Index Link" style:family="text"/>
    <style:style style:name="Fonte_20_parág._20_padrão" style:display-name="Fonte parág. padrão" style:family="text"/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4.011cm" fo:text-indent="-0.254cm" fo:margin-left="3.503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0.508cm" fo:margin-left="0.508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016cm" fo:margin-left="1.016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27cm" fo:margin-left="1.27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71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4.011cm" fo:text-indent="-0.254cm" fo:margin-left="3.50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0.508cm" fo:margin-left="0.50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016cm" fo:margin-left="1.01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27cm" fo:margin-left="1.2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5" style:family="table">
      <style:table-properties style:width="15.386cm" fo:margin-left="-0.191cm" fo:margin-top="0cm" fo:margin-bottom="0cm" table:align="left" style:writing-mode="lr-tb"/>
    </style:style>
    <style:style style:name="Tabela5.A" style:family="table-column">
      <style:table-column-properties style:column-width="7.692cm"/>
    </style:style>
    <style:style style:name="Tabela5.B" style:family="table-column">
      <style:table-column-properties style:column-width="7.694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ela5.A2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ela6" style:family="table">
      <style:table-properties style:width="15.621cm" fo:margin-left="-0.191cm" fo:margin-top="0cm" fo:margin-bottom="0cm" table:align="left" style:writing-mode="lr-tb"/>
    </style:style>
    <style:style style:name="Tabela6.A" style:family="table-column">
      <style:table-column-properties style:column-width="5.207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Converted1" style:page-layout-name="Mpm2">
      <style:header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Header">NOEMIA MARQUES E JUIANA ALVES</text:p>
            </table:table-cell>
            <table:table-cell table:style-name="Tabela5.A1" office:value-type="string">
              <text:p text:style-name="Header"/>
            </table:table-cell>
          </table:table-row>
          <table:table-row table:style-name="Tabela5.1">
            <table:table-cell table:style-name="Tabela5.A2" office:value-type="string">
              <text:p text:style-name="Header"><text:user-defined style:data-style-name="N0" text:name="nome_documento"/><text:s/></text:p>
              <text:p text:style-name="Header">Sistema Acadêmico</text:p>
            </table:table-cell>
            <table:table-cell table:style-name="Tabela5.A2" office:value-type="string">
              <text:p text:style-name="MP1"><text:user-defined style:data-style-name="N0" text:name="versão"/><text:s/>- 18, Setembro, 2018</text:p>
            </table:table-cell>
          </table:table-row>
        </table:table>
        <text:p text:style-name="Header"/>
      </style:header>
      <style:footer>
        <table:table table:name="Tabela6" table:style-name="Tabela6">
          <table:table-column table:style-name="Tabela6.A" table:number-columns-repeated="3"/>
          <table:table-row table:style-name="Tabela6.1">
            <table:table-cell table:style-name="Tabela6.A1" office:value-type="string">
              <text:p text:style-name="Footer"><text:user-defined style:data-style-name="N0" text:name="nome_documento"/></text:p>
            </table:table-cell>
            <table:table-cell table:style-name="Tabela6.A1" office:value-type="string">
              <text:p text:style-name="MP2"><text:user-defined style:data-style-name="N0" text:name="copyright"/><text:s/>2014</text:p>
            </table:table-cell>
            <table:table-cell table:style-name="Tabela6.A1" office:value-type="string">
              <text:p text:style-name="MP3">Página <text:page-number text:select-page="current">0</text:page-number><text:s/>de <text:page-count>32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tautec02</meta:initial-creator>
    <meta:editing-cycles>41</meta:editing-cycles>
    <meta:creation-date>2018-09-30T16:16:00</meta:creation-date>
    <dc:date>2018-11-09T12:05:26.583000000</dc:date>
    <meta:editing-duration>PT20H28M58S</meta:editing-duration>
    <meta:generator>LibreOffice/6.0.5.2$Windows_X86_64 LibreOffice_project/54c8cbb85f300ac59db32fe8a675ff7683cd5a16</meta:generator>
    <meta:document-statistic meta:table-count="5" meta:image-count="0" meta:object-count="0" meta:page-count="32" meta:paragraph-count="420" meta:word-count="2615" meta:character-count="18053" meta:non-whitespace-character-count="1584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